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7edee9" officeooo:paragraph-rsid="257f1310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7edee9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7edee9" officeooo:paragraph-rsid="24044820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0a7edee9" officeooo:paragraph-rsid="24051a6e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0a7edee9" officeooo:paragraph-rsid="20a0a0c9" style:font-name-asian="Liberation Serif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2406f1bf" style:font-name-asian="Liberation Serif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a7edee9" officeooo:paragraph-rsid="25820f37" style:font-name-asian="Liberation Serif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a7edee9" officeooo:paragraph-rsid="20a24197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a7edee9" officeooo:paragraph-rsid="21fa4b01" style:font-name-asian="Liberation Serif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a7edee9" officeooo:paragraph-rsid="213c8461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a7edee9" officeooo:paragraph-rsid="2759e567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a7edee9" officeooo:paragraph-rsid="2765c8bd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01f5bc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09d95731" officeooo:paragraph-rsid="257b7aae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9d95731" officeooo:paragraph-rsid="240b2e43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8476271" officeooo:paragraph-rsid="2339ad15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paragraph-rsid="2902f0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6ad3d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af1bf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4b25b8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eba9d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0b7b04c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54e0e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e5184b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4c8c9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4cdc5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0ff0f4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473e6c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f67d4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5cdb18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7adf62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2f4dd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f52b5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1bf08b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a4bb3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2fe75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5f40e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191497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4e8018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24b0f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0dfb9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7338f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d22b0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bff041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02008d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d63a3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325c5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126fb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c2eceb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747b6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d9ac80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717c3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e4acb4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7d89f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90e771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6c8de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0cb4a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c0f7f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1cafe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5e806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e0ba0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f6ceb1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6d4a2c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05eb734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80e705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80fe7a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17ccf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679cc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bf9b1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4712e0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11e9f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dd554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4d64b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8b0b1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394abf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90c270a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cc384a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0206d3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8639d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7b03b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58ca87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8f001b1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3c5f17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5abb59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5f96d9a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6b1571e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56ffd7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b19a69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d0575f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7b2161b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1b3176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2dd400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f90aa4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41aeeb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e08cf5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3283a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b9813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1ff146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3deed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0fa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aca9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dad3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1f63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56d51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37b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e04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4537d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65552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bf4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a476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b366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1a6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eea2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8f14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e190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dbe1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e20c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e30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4d2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0a16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38f1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240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5a42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b63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52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81fe8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ea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c0ce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72f62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3c267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960e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704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623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32de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1bfb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0c79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c09f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e42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7b0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b4ca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0d5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6b73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7c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37d3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e6c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1d81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b903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1d87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1993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109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3e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4db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b91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63f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9e8f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9186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452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03f80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01611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37e0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8f67d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30208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4519d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4ce8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73603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5da0b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575c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1196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9bd7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fd8a95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15cba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1f94a7f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2094b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7cda64d" officeooo:paragraph-rsid="27cda6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49989dd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1814a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25cdb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67c97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4ec5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5886e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686c5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957f5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4f17c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7d49c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solid" style:text-underline-width="auto" style:text-underline-color="font-color" fo:font-weight="bold" officeooo:rsid="2f7a955a" officeooo:paragraph-rsid="281b31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39ad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0ffa4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73cd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52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42cd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8fa60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d1fc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1f7c4c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7b4d64b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8eb7424" officeooo:paragraph-rsid="29409b18" style:font-name-asian="Liberation Serif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8476271" officeooo:paragraph-rsid="22173593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officeooo:paragraph-rsid="20195442" style:font-name-asian="Liberation Serif"/>
    </style:style>
    <style:style style:name="P267" style:family="paragraph" style:parent-style-name="Standard" style:list-style-name="L1">
      <style:text-properties fo:color="#333333" style:font-name="Liberation Serif" officeooo:paragraph-rsid="255b6108" style:font-name-asian="Liberation Serif"/>
    </style:style>
    <style:style style:name="P268" style:family="paragraph" style:parent-style-name="Standard" style:list-style-name="L1">
      <style:text-properties fo:color="#333333" style:font-name="Liberation Serif" officeooo:paragraph-rsid="270025d9" style:font-name-asian="Liberation Serif"/>
    </style:style>
    <style:style style:name="P269" style:family="paragraph" style:parent-style-name="Standard" style:list-style-name="L1">
      <style:text-properties fo:color="#333333" style:font-name="Liberation Serif" officeooo:paragraph-rsid="2966e3dc" style:font-name-asian="Liberation Serif"/>
    </style:style>
    <style:style style:name="P270" style:family="paragraph" style:parent-style-name="Standard" style:list-style-name="L1">
      <style:text-properties fo:color="#333333" style:font-name="Liberation Serif" officeooo:paragraph-rsid="24109ac1" style:font-name-asian="Liberation Serif"/>
    </style:style>
    <style:style style:name="P271" style:family="paragraph" style:parent-style-name="Standard" style:list-style-name="L1">
      <style:text-properties fo:color="#333333" style:font-name="Liberation Serif" officeooo:paragraph-rsid="2744c61b" style:font-name-asian="Liberation Serif"/>
    </style:style>
    <style:style style:name="P272" style:family="paragraph" style:parent-style-name="Standard" style:list-style-name="L1">
      <style:text-properties fo:color="#333333" style:font-name="Liberation Serif" officeooo:paragraph-rsid="290cb1fd" style:font-name-asian="Liberation Serif"/>
    </style:style>
    <style:style style:name="P273" style:family="paragraph" style:parent-style-name="Standard" style:list-style-name="L1">
      <style:text-properties fo:color="#333333" style:font-name="Liberation Serif" officeooo:paragraph-rsid="2129aa84" style:font-name-asian="Liberation Serif"/>
    </style:style>
    <style:style style:name="P274" style:family="paragraph" style:parent-style-name="Standard" style:list-style-name="L1">
      <style:text-properties fo:color="#333333" style:font-name="Liberation Serif" officeooo:paragraph-rsid="276313b8" style:font-name-asian="Liberation Serif"/>
    </style:style>
    <style:style style:name="P275" style:family="paragraph" style:parent-style-name="Standard" style:list-style-name="L1">
      <style:text-properties fo:color="#333333" style:font-name="Liberation Serif" officeooo:paragraph-rsid="27633ec9" style:font-name-asian="Liberation Serif"/>
    </style:style>
    <style:style style:name="P276" style:family="paragraph" style:parent-style-name="Standard" style:list-style-name="L1">
      <style:text-properties fo:color="#333333" style:font-name="Liberation Serif" officeooo:rsid="21e3a346" officeooo:paragraph-rsid="22f26758" style:font-name-asian="Liberation Serif"/>
    </style:style>
    <style:style style:name="P277" style:family="paragraph" style:parent-style-name="Standard" style:list-style-name="L1">
      <style:text-properties fo:color="#333333" style:font-name="Liberation Serif" officeooo:rsid="21e3a346" officeooo:paragraph-rsid="243e5d3d" style:font-name-asian="Liberation Serif"/>
    </style:style>
    <style:style style:name="P278" style:family="paragraph" style:parent-style-name="Standard" style:list-style-name="L1">
      <style:text-properties fo:color="#333333" style:font-name="Liberation Serif" officeooo:rsid="21e3a346" officeooo:paragraph-rsid="2437c4e3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rsid="21e3a346" officeooo:paragraph-rsid="21fb0493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rsid="21e3a346" officeooo:paragraph-rsid="220abf2d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rsid="21e3a346" officeooo:paragraph-rsid="25ae28af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rsid="21e3a346" officeooo:paragraph-rsid="273c9d07" style:font-name-asian="Liberation Serif"/>
    </style:style>
    <style:style style:name="P283" style:family="paragraph" style:parent-style-name="Standard" style:list-style-name="L1">
      <style:text-properties fo:color="#333333" style:font-name="Liberation Serif" officeooo:rsid="21e3a346" officeooo:paragraph-rsid="2247c92d" style:font-name-asian="Liberation Serif"/>
    </style:style>
    <style:style style:name="P284" style:family="paragraph" style:parent-style-name="Standard" style:list-style-name="L1">
      <style:text-properties fo:color="#333333" style:font-name="Liberation Serif" officeooo:rsid="21e3a346" officeooo:paragraph-rsid="224b5e67" style:font-name-asian="Liberation Serif"/>
    </style:style>
    <style:style style:name="P285" style:family="paragraph" style:parent-style-name="Standard" style:list-style-name="L1">
      <style:text-properties fo:color="#333333" style:font-name="Liberation Serif" officeooo:rsid="21e3a346" officeooo:paragraph-rsid="224ebb2c" style:font-name-asian="Liberation Serif"/>
    </style:style>
    <style:style style:name="P286" style:family="paragraph" style:parent-style-name="Standard" style:list-style-name="L1">
      <style:text-properties fo:color="#333333" style:font-name="Liberation Serif" officeooo:rsid="21e3a346" officeooo:paragraph-rsid="22505c10" style:font-name-asian="Liberation Serif"/>
    </style:style>
    <style:style style:name="P287" style:family="paragraph" style:parent-style-name="Standard" style:list-style-name="L1">
      <style:text-properties fo:color="#333333" style:font-name="Liberation Serif" officeooo:rsid="22a72cde" officeooo:paragraph-rsid="25accdd5" style:font-name-asian="Liberation Serif"/>
    </style:style>
    <style:style style:name="P288" style:family="paragraph" style:parent-style-name="Standard" style:list-style-name="L1">
      <style:text-properties fo:color="#333333" style:font-name="Liberation Serif" officeooo:rsid="22a72cde" officeooo:paragraph-rsid="22b83c18" style:font-name-asian="Liberation Serif"/>
    </style:style>
    <style:style style:name="P289" style:family="paragraph" style:parent-style-name="Standard" style:list-style-name="L1">
      <style:text-properties fo:color="#333333" style:font-name="Liberation Serif" officeooo:rsid="22a72cde" officeooo:paragraph-rsid="24144d50" style:font-name-asian="Liberation Serif"/>
    </style:style>
    <style:style style:name="P290" style:family="paragraph" style:parent-style-name="Standard" style:list-style-name="L1">
      <style:text-properties fo:color="#333333" style:font-name="Liberation Serif" officeooo:rsid="22a72cde" officeooo:paragraph-rsid="239def63" style:font-name-asian="Liberation Serif"/>
    </style:style>
    <style:style style:name="P291" style:family="paragraph" style:parent-style-name="Standard" style:list-style-name="L1">
      <style:text-properties fo:color="#333333" style:font-name="Liberation Serif" officeooo:rsid="22a72cde" officeooo:paragraph-rsid="23a4f36c" style:font-name-asian="Liberation Serif"/>
    </style:style>
    <style:style style:name="P292" style:family="paragraph" style:parent-style-name="Standard" style:list-style-name="L1">
      <style:text-properties fo:color="#333333" style:font-name="Liberation Serif" officeooo:rsid="22a72cde" officeooo:paragraph-rsid="23ebf965" style:font-name-asian="Liberation Serif"/>
    </style:style>
    <style:style style:name="P293" style:family="paragraph" style:parent-style-name="Standard" style:list-style-name="L1">
      <style:text-properties fo:color="#333333" style:font-name="Liberation Serif" officeooo:rsid="22a72cde" officeooo:paragraph-rsid="25e20164" style:font-name-asian="Liberation Serif"/>
    </style:style>
    <style:style style:name="P294" style:family="paragraph" style:parent-style-name="Standard" style:list-style-name="L1">
      <style:text-properties fo:color="#333333" style:font-name="Liberation Serif" officeooo:rsid="22a72cde" officeooo:paragraph-rsid="2436699e" style:font-name-asian="Liberation Serif"/>
    </style:style>
    <style:style style:name="P295" style:family="paragraph" style:parent-style-name="Standard" style:list-style-name="L1">
      <style:text-properties fo:color="#333333" style:font-name="Liberation Serif" officeooo:rsid="22a72cde" officeooo:paragraph-rsid="244f07b9" style:font-name-asian="Liberation Serif"/>
    </style:style>
    <style:style style:name="P296" style:family="paragraph" style:parent-style-name="Standard" style:list-style-name="L1">
      <style:text-properties fo:color="#333333" style:font-name="Liberation Serif" officeooo:rsid="22a72cde" officeooo:paragraph-rsid="245ba304" style:font-name-asian="Liberation Serif"/>
    </style:style>
    <style:style style:name="P297" style:family="paragraph" style:parent-style-name="Standard" style:list-style-name="L1">
      <style:text-properties fo:color="#333333" style:font-name="Liberation Serif" officeooo:rsid="22a72cde" officeooo:paragraph-rsid="271774f2" style:font-name-asian="Liberation Serif"/>
    </style:style>
    <style:style style:name="P298" style:family="paragraph" style:parent-style-name="Standard" style:list-style-name="L1">
      <style:text-properties fo:color="#333333" style:font-name="Liberation Serif" officeooo:rsid="22a72cde" officeooo:paragraph-rsid="25e8b261" style:font-name-asian="Liberation Serif"/>
    </style:style>
    <style:style style:name="P299" style:family="paragraph" style:parent-style-name="Standard" style:list-style-name="L1">
      <style:text-properties fo:color="#333333" style:font-name="Liberation Serif" officeooo:rsid="22a72cde" officeooo:paragraph-rsid="2481c1ce" style:font-name-asian="Liberation Serif"/>
    </style:style>
    <style:style style:name="P300" style:family="paragraph" style:parent-style-name="Standard" style:list-style-name="L1">
      <style:text-properties fo:color="#333333" style:font-name="Liberation Serif" officeooo:rsid="22a72cde" officeooo:paragraph-rsid="254ea4f5" style:font-name-asian="Liberation Serif"/>
    </style:style>
    <style:style style:name="P301" style:family="paragraph" style:parent-style-name="Standard" style:list-style-name="L1">
      <style:text-properties fo:color="#333333" style:font-name="Liberation Serif" officeooo:rsid="22a72cde" officeooo:paragraph-rsid="25290bee" style:font-name-asian="Liberation Serif"/>
    </style:style>
    <style:style style:name="P302" style:family="paragraph" style:parent-style-name="Standard" style:list-style-name="L1">
      <style:text-properties fo:color="#333333" style:font-name="Liberation Serif" officeooo:rsid="22a72cde" officeooo:paragraph-rsid="255dc508" style:font-name-asian="Liberation Serif"/>
    </style:style>
    <style:style style:name="P303" style:family="paragraph" style:parent-style-name="Standard" style:list-style-name="L1">
      <style:text-properties fo:color="#333333" style:font-name="Liberation Serif" officeooo:rsid="22a72cde" officeooo:paragraph-rsid="25655520" style:font-name-asian="Liberation Serif"/>
    </style:style>
    <style:style style:name="P304" style:family="paragraph" style:parent-style-name="Standard" style:list-style-name="L1">
      <style:text-properties fo:color="#333333" style:font-name="Liberation Serif" officeooo:rsid="22a72cde" officeooo:paragraph-rsid="2588cc29" style:font-name-asian="Liberation Serif"/>
    </style:style>
    <style:style style:name="P305" style:family="paragraph" style:parent-style-name="Standard" style:list-style-name="L1">
      <style:text-properties fo:color="#333333" style:font-name="Liberation Serif" officeooo:rsid="22a72cde" officeooo:paragraph-rsid="258fbf3e" style:font-name-asian="Liberation Serif"/>
    </style:style>
    <style:style style:name="P306" style:family="paragraph" style:parent-style-name="Standard" style:list-style-name="L1">
      <style:text-properties fo:color="#333333" style:font-name="Liberation Serif" officeooo:rsid="22a72cde" officeooo:paragraph-rsid="27093821" style:font-name-asian="Liberation Serif"/>
    </style:style>
    <style:style style:name="P307" style:family="paragraph" style:parent-style-name="Standard" style:list-style-name="L1">
      <style:text-properties fo:color="#333333" style:font-name="Liberation Serif" officeooo:rsid="22a72cde" officeooo:paragraph-rsid="26472de5" style:font-name-asian="Liberation Serif"/>
    </style:style>
    <style:style style:name="P308" style:family="paragraph" style:parent-style-name="Standard" style:list-style-name="L1">
      <style:text-properties fo:color="#333333" style:font-name="Liberation Serif" officeooo:rsid="22a72cde" officeooo:paragraph-rsid="2680c785" style:font-name-asian="Liberation Serif"/>
    </style:style>
    <style:style style:name="P309" style:family="paragraph" style:parent-style-name="Standard" style:list-style-name="L1">
      <style:text-properties fo:color="#333333" style:font-name="Liberation Serif" officeooo:rsid="22a72cde" officeooo:paragraph-rsid="2375af90" style:font-name-asian="Liberation Serif"/>
    </style:style>
    <style:style style:name="P310" style:family="paragraph" style:parent-style-name="Standard" style:list-style-name="L1">
      <style:text-properties fo:color="#333333" style:font-name="Liberation Serif" officeooo:rsid="22a72cde" officeooo:paragraph-rsid="25da0b43" style:font-name-asian="Liberation Serif"/>
    </style:style>
    <style:style style:name="P311" style:family="paragraph" style:parent-style-name="Standard" style:list-style-name="L1">
      <style:text-properties fo:color="#333333" style:font-name="Liberation Serif" officeooo:rsid="22a72cde" officeooo:paragraph-rsid="25cd90f7" style:font-name-asian="Liberation Serif"/>
    </style:style>
    <style:style style:name="P312" style:family="paragraph" style:parent-style-name="Standard" style:list-style-name="L1">
      <style:text-properties fo:color="#333333" style:font-name="Liberation Serif" officeooo:rsid="22a72cde" officeooo:paragraph-rsid="26839c63" style:font-name-asian="Liberation Serif"/>
    </style:style>
    <style:style style:name="P313" style:family="paragraph" style:parent-style-name="Standard" style:list-style-name="L1">
      <style:text-properties fo:color="#333333" style:font-name="Liberation Serif" officeooo:rsid="22a72cde" officeooo:paragraph-rsid="26892604" style:font-name-asian="Liberation Serif"/>
    </style:style>
    <style:style style:name="P314" style:family="paragraph" style:parent-style-name="Standard" style:list-style-name="L1">
      <style:text-properties fo:color="#333333" style:font-name="Liberation Serif" officeooo:rsid="22a72cde" officeooo:paragraph-rsid="2721ca6b" style:font-name-asian="Liberation Serif"/>
    </style:style>
    <style:style style:name="P315" style:family="paragraph" style:parent-style-name="Standard" style:list-style-name="L1">
      <style:text-properties fo:color="#333333" style:font-name="Liberation Serif" officeooo:rsid="22a72cde" officeooo:paragraph-rsid="26d4deed" style:font-name-asian="Liberation Serif"/>
    </style:style>
    <style:style style:name="P316" style:family="paragraph" style:parent-style-name="Standard" style:list-style-name="L1">
      <style:text-properties fo:color="#333333" style:font-name="Liberation Serif" officeooo:rsid="22a72cde" officeooo:paragraph-rsid="270d58ff" style:font-name-asian="Liberation Serif"/>
    </style:style>
    <style:style style:name="P317" style:family="paragraph" style:parent-style-name="Standard" style:list-style-name="L1">
      <style:text-properties fo:color="#333333" style:font-name="Liberation Serif" officeooo:rsid="22a72cde" officeooo:paragraph-rsid="27331ddb" style:font-name-asian="Liberation Serif"/>
    </style:style>
    <style:style style:name="P318" style:family="paragraph" style:parent-style-name="Standard" style:list-style-name="L1">
      <style:text-properties fo:color="#333333" style:font-name="Liberation Serif" officeooo:rsid="22a72cde" officeooo:paragraph-rsid="2734ea02" style:font-name-asian="Liberation Serif"/>
    </style:style>
    <style:style style:name="P319" style:family="paragraph" style:parent-style-name="Standard" style:list-style-name="L1">
      <style:text-properties fo:color="#333333" style:font-name="Liberation Serif" officeooo:rsid="22a72cde" officeooo:paragraph-rsid="25c65201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rsid="22a72cde" officeooo:paragraph-rsid="2732840f" style:font-name-asian="Liberation Serif"/>
    </style:style>
    <style:style style:name="P321" style:family="paragraph" style:parent-style-name="Standard" style:list-style-name="L1">
      <style:text-properties fo:color="#333333" style:font-name="Liberation Serif" style:text-underline-style="none" officeooo:paragraph-rsid="2072860f" style:font-name-asian="Liberation Serif"/>
    </style:style>
    <style:style style:name="P322" style:family="paragraph" style:parent-style-name="Standard" style:list-style-name="L1">
      <style:text-properties fo:color="#333333" style:font-name="Liberation Serif" style:text-underline-style="none" officeooo:paragraph-rsid="290d1875" style:font-name-asian="Liberation Serif"/>
    </style:style>
    <style:style style:name="P323" style:family="paragraph" style:parent-style-name="Standard" style:list-style-name="L1">
      <style:text-properties fo:color="#333333" style:font-name="Liberation Serif" style:text-underline-style="none" officeooo:paragraph-rsid="21cb3c57" style:font-name-asian="Liberation Serif"/>
    </style:style>
    <style:style style:name="P324" style:family="paragraph" style:parent-style-name="Standard" style:list-style-name="L1">
      <style:text-properties fo:color="#333333" style:font-name="Liberation Serif" style:text-underline-style="none" officeooo:paragraph-rsid="226ba602" style:font-name-asian="Liberation Serif"/>
    </style:style>
    <style:style style:name="P325" style:family="paragraph" style:parent-style-name="Standard" style:list-style-name="L1">
      <style:text-properties fo:color="#333333" style:font-name="Liberation Serif" style:text-underline-style="none" officeooo:paragraph-rsid="1febb25e" style:font-name-asian="Liberation Serif"/>
    </style:style>
    <style:style style:name="P326" style:family="paragraph" style:parent-style-name="Standard" style:list-style-name="L1">
      <style:text-properties fo:color="#333333" style:font-name="Liberation Serif" style:text-underline-style="none" officeooo:paragraph-rsid="2129aa84" style:font-name-asian="Liberation Serif"/>
    </style:style>
    <style:style style:name="P327" style:family="paragraph" style:parent-style-name="Standard" style:list-style-name="L1">
      <style:text-properties fo:color="#333333" style:font-name="Liberation Serif" style:text-underline-style="none" officeooo:paragraph-rsid="200c639d" style:font-name-asian="Liberation Serif"/>
    </style:style>
    <style:style style:name="P328" style:family="paragraph" style:parent-style-name="Standard" style:list-style-name="L1">
      <style:text-properties fo:color="#333333" style:font-name="Liberation Serif" style:text-underline-style="none" officeooo:paragraph-rsid="22fd7a32" style:font-name-asian="Liberation Serif"/>
    </style:style>
    <style:style style:name="P329" style:family="paragraph" style:parent-style-name="Standard" style:list-style-name="L1">
      <style:text-properties fo:color="#333333" style:font-name="Liberation Serif" style:text-underline-style="none" officeooo:paragraph-rsid="2301f2a2" style:font-name-asian="Liberation Serif"/>
    </style:style>
    <style:style style:name="P330" style:family="paragraph" style:parent-style-name="Standard" style:list-style-name="L1">
      <style:text-properties fo:color="#333333" style:font-name="Liberation Serif" style:text-underline-style="none" officeooo:paragraph-rsid="2300303b" style:font-name-asian="Liberation Serif"/>
    </style:style>
    <style:style style:name="P331" style:family="paragraph" style:parent-style-name="Standard" style:list-style-name="L1">
      <style:text-properties fo:color="#333333" style:font-name="Liberation Serif" style:text-underline-style="none" officeooo:paragraph-rsid="274cae1e" style:font-name-asian="Liberation Serif"/>
    </style:style>
    <style:style style:name="P332" style:family="paragraph" style:parent-style-name="Standard" style:list-style-name="L1">
      <style:text-properties fo:color="#333333" style:font-name="Liberation Serif" style:text-underline-style="none" officeooo:paragraph-rsid="27162330" style:font-name-asian="Liberation Serif"/>
    </style:style>
    <style:style style:name="P333" style:family="paragraph" style:parent-style-name="Standard" style:list-style-name="L1">
      <style:text-properties fo:color="#333333" style:font-name="Liberation Serif" style:text-underline-style="none" officeooo:paragraph-rsid="26403252" style:font-name-asian="Liberation Serif"/>
    </style:style>
    <style:style style:name="P334" style:family="paragraph" style:parent-style-name="Standard" style:list-style-name="L1">
      <style:text-properties fo:color="#333333" style:font-name="Liberation Serif" style:text-underline-style="none" officeooo:paragraph-rsid="28fa603f" style:font-name-asian="Liberation Serif"/>
    </style:style>
    <style:style style:name="P335" style:family="paragraph" style:parent-style-name="Standard" style:list-style-name="L1">
      <style:text-properties fo:color="#333333" style:font-name="Liberation Serif" style:text-underline-style="none" officeooo:paragraph-rsid="264164cf" style:font-name-asian="Liberation Serif"/>
    </style:style>
    <style:style style:name="P336" style:family="paragraph" style:parent-style-name="Standard" style:list-style-name="L1">
      <style:text-properties fo:color="#333333" style:font-name="Liberation Serif" style:text-underline-style="none" officeooo:paragraph-rsid="26454a83" style:font-name-asian="Liberation Serif"/>
    </style:style>
    <style:style style:name="P337" style:family="paragraph" style:parent-style-name="Standard" style:list-style-name="L1">
      <style:text-properties fo:color="#333333" style:font-name="Liberation Serif" style:text-underline-style="none" officeooo:paragraph-rsid="28fbf47e" style:font-name-asian="Liberation Serif"/>
    </style:style>
    <style:style style:name="P338" style:family="paragraph" style:parent-style-name="Standard" style:list-style-name="L1">
      <style:text-properties fo:color="#333333" style:font-name="Liberation Serif" style:text-underline-style="none" officeooo:paragraph-rsid="2115ba0a" style:font-name-asian="Liberation Serif"/>
    </style:style>
    <style:style style:name="P339" style:family="paragraph" style:parent-style-name="Standard" style:list-style-name="L1">
      <style:text-properties fo:color="#333333" style:font-name="Liberation Serif" style:text-underline-style="none" officeooo:paragraph-rsid="276313b8" style:font-name-asian="Liberation Serif"/>
    </style:style>
    <style:style style:name="P340" style:family="paragraph" style:parent-style-name="Standard" style:list-style-name="L1">
      <style:text-properties fo:color="#333333" style:font-name="Liberation Serif" style:text-underline-style="none" officeooo:paragraph-rsid="27633ec9" style:font-name-asian="Liberation Serif"/>
    </style:style>
    <style:style style:name="P341" style:family="paragraph" style:parent-style-name="Standard" style:list-style-name="L1">
      <style:text-properties fo:color="#333333" style:font-name="Liberation Serif" style:text-underline-style="none" officeooo:paragraph-rsid="2764db88" style:font-name-asian="Liberation Serif"/>
    </style:style>
    <style:style style:name="P342" style:family="paragraph" style:parent-style-name="Standard" style:list-style-name="L1">
      <style:text-properties fo:color="#333333" style:font-name="Liberation Serif" style:text-underline-style="none" officeooo:rsid="21e3a346" officeooo:paragraph-rsid="22fd7a32" style:font-name-asian="Liberation Serif"/>
    </style:style>
    <style:style style:name="P343" style:family="paragraph" style:parent-style-name="Standard" style:list-style-name="L1">
      <style:text-properties fo:color="#333333" style:font-name="Liberation Serif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" style:text-underline-style="none" fo:font-weight="bold" officeooo:paragraph-rsid="2129aa84" style:font-name-asian="Liberation Serif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" fo:font-weight="bold" officeooo:paragraph-rsid="273177a8" style:font-name-asian="Liberation Serif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" fo:font-weight="bold" officeooo:paragraph-rsid="1f8faac6" style:font-name-asian="Liberation Serif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95c3c93" style:font-name-asian="Liberation Serif"/>
    </style:style>
    <style:style style:name="P348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4db88" style:font-name-asian="Liberation Serif"/>
    </style:style>
    <style:style style:name="P349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313b8" style:font-name-asian="Liberation Serif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1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1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1" fo:font-size="17pt" fo:font-weight="bold" officeooo:rsid="07e27b95" style:font-name-asian="Arial1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" style:text-underline-style="solid" style:text-underline-width="auto" style:text-underline-color="font-color" officeooo:rsid="1687b0d4"/>
    </style:style>
    <style:style style:name="T427" style:family="text">
      <style:text-properties style:font-name="Liberation Serif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" style:text-underline-style="none" officeooo:rsid="1687b0d4"/>
    </style:style>
    <style:style style:name="T433" style:family="text">
      <style:text-properties style:font-name="Liberation Serif" style:text-underline-style="none" officeooo:rsid="20d79c6e"/>
    </style:style>
    <style:style style:name="T434" style:family="text">
      <style:text-properties style:font-name="Liberation Serif" style:text-underline-style="none" style:font-name-asian="標楷體1"/>
    </style:style>
    <style:style style:name="T435" style:family="text">
      <style:text-properties style:font-name="Liberation Serif" style:text-underline-style="none" officeooo:rsid="1231e459" style:font-name-asian="標楷體1"/>
    </style:style>
    <style:style style:name="T436" style:family="text">
      <style:text-properties style:font-name="Liberation Serif" style:text-underline-style="none" officeooo:rsid="09d95731" style:font-name-asian="標楷體1"/>
    </style:style>
    <style:style style:name="T437" style:family="text">
      <style:text-properties style:font-name="Liberation Serif" style:text-underline-style="none" officeooo:rsid="0d6637af" style:font-name-asian="標楷體1"/>
    </style:style>
    <style:style style:name="T438" style:family="text">
      <style:text-properties style:font-name="Liberation Serif" officeooo:rsid="126a5feb" style:font-name-asian="標楷體1" style:font-name-complex="標楷體"/>
    </style:style>
    <style:style style:name="T439" style:family="text">
      <style:text-properties style:font-name="Liberation Serif" officeooo:rsid="2e2d83da" style:font-name-asian="標楷體1" style:font-name-complex="標楷體"/>
    </style:style>
    <style:style style:name="T440" style:family="text">
      <style:text-properties style:font-name="Liberation Serif" officeooo:rsid="25b36d8c" style:font-name-asian="標楷體1"/>
    </style:style>
    <style:style style:name="T441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1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1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1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" fo:font-style="normal" fo:text-shadow="none" officeooo:rsid="1d96dfbc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38f341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" fo:font-style="normal" fo:text-shadow="none" officeooo:rsid="4c432f7f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" fo:font-style="normal" fo:text-shadow="none" officeooo:rsid="4efc9b5e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" fo:font-style="normal" fo:text-shadow="none" officeooo:rsid="2f2a5ae5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" fo:font-style="normal" fo:text-shadow="none" officeooo:rsid="3a1d852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26b8e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03dfea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" fo:font-style="normal" fo:text-shadow="none" officeooo:rsid="388e6ff4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c8a316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solid" style:text-underline-width="auto" style:text-underline-color="font-color" officeooo:rsid="18699807" style:font-name-asian="Arial1" style:font-style-asian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1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Liberation Serif1" fo:font-style="normal" fo:text-shadow="none" officeooo:rsid="402dae9a" style:font-name-asian="Liberation Serif1" style:font-style-asian="normal" style:font-name-complex="Liberation Serif1" style:text-emphasize="none"/>
    </style:style>
    <style:style style:name="T886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7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8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9" style:family="text">
      <style:text-properties style:font-name-complex="標楷體"/>
    </style:style>
    <style:style style:name="T890" style:family="text">
      <style:text-properties fo:color="#050505" style:font-name="標楷體1" officeooo:rsid="0a7edee9" style:font-name-complex="標楷體"/>
    </style:style>
    <style:style style:name="T891" style:family="text">
      <style:text-properties fo:color="#050505" style:font-name="標楷體1" officeooo:rsid="243d0543" style:font-name-complex="標楷體"/>
    </style:style>
    <style:style style:name="T892" style:family="text">
      <style:text-properties fo:color="#050505" officeooo:rsid="0a7edee9" style:font-name-complex="標楷體"/>
    </style:style>
    <style:style style:name="T893" style:family="text">
      <style:text-properties officeooo:rsid="2f9be6fe"/>
    </style:style>
    <style:style style:name="T894" style:family="text">
      <style:text-properties officeooo:rsid="2af8317e"/>
    </style:style>
    <style:style style:name="T895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style:text-position="sub 58%" style:font-name="標楷體1" officeooo:rsid="25521bf4" style:font-name-asian="標楷體1" style:font-name-complex="Mangal1"/>
    </style:style>
    <style:style style:name="T899" style:family="text">
      <style:text-properties style:text-position="sub 58%" style:font-name="標楷體1" officeooo:rsid="2556dec7" style:font-name-asian="標楷體1" style:font-name-complex="Mangal1"/>
    </style:style>
    <style:style style:name="T900" style:family="text">
      <style:text-properties style:text-position="sub 58%" style:font-name="標楷體1" officeooo:rsid="313d3bb1"/>
    </style:style>
    <style:style style:name="T901" style:family="text">
      <style:text-properties style:text-position="sub 58%" style:font-name="標楷體1" officeooo:rsid="0a7edee9"/>
    </style:style>
    <style:style style:name="T902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903" style:family="text">
      <style:text-properties officeooo:rsid="30bfac1e"/>
    </style:style>
    <style:style style:name="T904" style:family="text">
      <style:text-properties officeooo:rsid="25ec4233"/>
    </style:style>
    <style:style style:name="T905" style:family="text">
      <style:text-properties fo:color="#ffbf00" officeooo:rsid="1d9bb035" style:font-name-asian="標楷體1"/>
    </style:style>
    <style:style style:name="T906" style:family="text">
      <style:text-properties officeooo:rsid="3b2f5919"/>
    </style:style>
    <style:style style:name="T907" style:family="text">
      <style:text-properties officeooo:rsid="3cb6cc3e"/>
    </style:style>
    <style:style style:name="T908" style:family="text">
      <style:text-properties style:font-name="Liberation Serif1" officeooo:rsid="0d9ffef4" style:font-name-asian="標楷體1" style:font-name-complex="Liberation Serif1"/>
    </style:style>
    <style:style style:name="T909" style:family="text">
      <style:text-properties style:font-name="Liberation Serif1" style:text-underline-style="solid" style:text-underline-width="auto" style:text-underline-color="font-color" officeooo:rsid="0d9ffef4" style:font-name-asian="標楷體1" style:font-name-complex="Liberation Serif1"/>
    </style:style>
    <style:style style:name="T910" style:family="text">
      <style:text-properties style:font-name="Liberation Serif1" fo:font-size="17pt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911" style:family="text">
      <style:text-properties officeooo:rsid="3b2e013a"/>
    </style:style>
    <style:style style:name="T912" style:family="text">
      <style:text-properties style:font-name="Arial1" officeooo:rsid="23613ae9" style:font-name-asian="Arial1"/>
    </style:style>
    <style:style style:name="T913" style:family="text">
      <style:text-properties style:font-name="Arial1" officeooo:rsid="20270b52" style:font-name-asian="Arial1"/>
    </style:style>
    <style:style style:name="T914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426791682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5">太空船</text:span><text:span text:style-name="T60">，行星型太空船、船內文明、船外文明。</text:span></text:p>
            </text:list-item>
            <text:list-item>
              <text:p text:style-name="P351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2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2">↔</text:span><text:span text:style-name="T151"> 力，意識層 </text:span><text:span text:style-name="T912">↔</text:span><text:span text:style-name="T151"> 光</text:span><text:span text:style-name="T344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1"><text:span text:style-name="T63">斷鏈</text:span><text:span text:style-name="T286">，</text:span><text:span text:style-name="T62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2">n維</text:span>，放射狀型座標系、法線、垂直。</text:p>
            </text:list-item>
            <text:list-item>
              <text:p text:style-name="P204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0">正</text:span><text:span text:style-name="T281">折射、</text:span><text:span text:style-name="T297">法線</text:span><text:span text:style-name="T901">零</text:span><text:span text:style-name="T281">折射、</text:span><text:span text:style-name="T297">法線</text:span><text:span text:style-name="T901">負</text:span><text:span text:style-name="T281">折射、</text:span><text:span text:style-name="T297">法線</text:span><text:span text:style-name="T900">零點</text:span><text:span text:style-name="T297">反射、法線</text:span><text:span text:style-name="T900">高維度</text:span><text:span text:style-name="T297">反射、法線</text:span><text:span text:style-name="T900">超平面</text:span><text:span text:style-name="T297">反射</text:span><text:span text:style-name="T301">、晶體</text:span>。</text:p>
            </text:list-item>
            <text:list-item>
              <text:p text:style-name="P205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4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3">、宗量層級、能量層級、儲量層級、有機體奇點、聲流學、材料學、基因工程、</text:span><text:span text:style-name="T400">幹細胞</text:span><text:span text:style-name="T683">、本能型、傳承型繁殖、傳承型演化、</text:span><text:span text:style-name="T852">自然觸發、條件觸發、突變觸發、有機體奇點觸發、</text:span><text:span text:style-name="T683">生物機器人、桃莉羊</text:span><text:span text:style-name="T286">。</text:span></text:p>
            </text:list-item>
            <text:list-item>
              <text:p text:style-name="P206"><text:span text:style-name="T113">遙視</text:span><text:span text:style-name="T288">，。</text:span></text:p>
            </text:list-item>
          </text:list>
        </text:list-item>
        <text:list-item>
          <text:p text:style-name="P207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8"><text:span text:style-name="T113">麥田圈</text:span><text:span text:style-name="T288">，渦流。</text:span></text:p>
            </text:list-item>
            <text:list-item>
              <text:p text:style-name="P224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5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6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7"><text:span text:style-name="T152">拜火教</text:span><text:span text:style-name="T260">，當代型意識層個體、祖代型意識層個體。</text:span></text:p>
            </text:list-item>
            <text:list-item>
              <text:p text:style-name="P228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29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09"><text:span text:style-name="T115">塔羅牌</text:span><text:span text:style-name="T289">，。</text:span></text:p>
            </text:list-item>
            <text:list-item>
              <text:p text:style-name="P210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1"><text:span text:style-name="T115">超光速</text:span><text:span text:style-name="T289">，空間節點密度、都普勒效應、小繩子、繩速、普朗克長度、球、黑洞、</text:span><text:span text:style-name="T914">視界、萬有引力、質量</text:span><text:span text:style-name="T289">。</text:span></text:p>
            </text:list-item>
            <text:list-item>
              <text:p text:style-name="P155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6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7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8"><text:span text:style-name="T92">分形</text:span><text:span text:style-name="T168">，。</text:span></text:p>
            </text:list-item>
            <text:list-item>
              <text:p text:style-name="P158"><text:span text:style-name="T92">金字塔</text:span><text:span text:style-name="T168">，光速、光、電磁波、共振。</text:span></text:p>
            </text:list-item>
            <text:list-item>
              <text:p text:style-name="P267"><text:span text:style-name="T372">黃金比例</text:span><text:span text:style-name="T359">，。</text:span></text:p>
            </text:list-item>
            <text:list-item>
              <text:p text:style-name="P276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7"><text:span text:style-name="T492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8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79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0"><text:span text:style-name="T486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0"><text:span text:style-name="T486">職業生活</text:span><text:span text:style-name="T477">，志業生活、德、無己、愛、虛無體制、虛無主義。</text:span></text:p>
            </text:list-item>
            <text:list-item>
              <text:p text:style-name="P287"><text:span text:style-name="T728">月經</text:span><text:span text:style-name="T698">，。</text:span></text:p>
            </text:list-item>
          </text:list>
        </text:list-item>
        <text:list-item>
          <text:p text:style-name="P288"><text:bookmark-start text:name="_ (第5本)"/><text:span text:style-name="T529">_ (第</text:span><text:span text:style-name="T530">5</text:span><text:span text:style-name="T529">本)</text:span><text:bookmark-end text:name="_ (第5本)"/></text:p>
          <text:list>
            <text:list-item>
              <text:p text:style-name="P281"><text:span text:style-name="T487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2"><text:span text:style-name="T486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4">、本能型繁殖、泥板、石板、金屬板、硬碟、記憶卡、晶體、</text:span><text:span text:style-name="T527">飲食相態、</text:span><text:span text:style-name="T522">氣態、液態、固態、海底火山口、大腦、皮膚、氧氣</text:span><text:span text:style-name="T477">。</text:span></text:p>
            </text:list-item>
            <text:list-item>
              <text:p text:style-name="P283"><text:span text:style-name="T491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4"><text:span text:style-name="T488">思想、決策、行動</text:span><text:span text:style-name="T479">，種子、樹木、向光生長、縱向生長、橫向生長、長鞭效應。</text:span></text:p>
            </text:list-item>
            <text:list-item>
              <text:p text:style-name="P285"><text:span text:style-name="T471">432（Hz</text:span><text:span text:style-name="T489">）</text:span><text:span text:style-name="T480">，。</text:span></text:p>
            </text:list-item>
            <text:list-item>
              <text:p text:style-name="P286"><text:span text:style-name="T490">一元</text:span><text:span text:style-name="T472">一</text:span><text:span text:style-name="T490">次方程式的乘積</text:span><text:span text:style-name="T481">，。</text:span></text:p>
            </text:list-item>
            <text:list-item>
              <text:p text:style-name="P286"><text:span text:style-name="T490">維度</text:span><text:span text:style-name="T481">，。</text:span></text:p>
            </text:list-item>
            <text:list-item>
              <text:p text:style-name="P286"><text:span text:style-name="T490">微塑膠</text:span><text:span text:style-name="T481">，塑膠。</text:span></text:p>
            </text:list-item>
            <text:list-item>
              <text:p text:style-name="P286"><text:span text:style-name="T528">意義</text:span><text:span text:style-name="T494">，本質、現象、意義、行動、第一層級法則、概念、數學、客觀賦予、</text:span><text:span text:style-name="T495">存在、變化、本身、</text:span><text:span text:style-name="T494">主觀賦予、描述、日食、球形閃電、假想量、假想體、三角形。</text:span></text:p>
            </text:list-item>
            <text:list-item>
              <text:p text:style-name="P288"><text:span text:style-name="T531">催眠</text:span><text:span text:style-name="T496">，高我。</text:span></text:p>
            </text:list-item>
            <text:list-item>
              <text:p text:style-name="P289"><text:span text:style-name="T721">（基督教 認定的）充滿聖靈</text:span><text:span text:style-name="T687">，超導體、電感、靈魂導師、電阻、絕緣體。</text:span></text:p>
            </text:list-item>
            <text:list-item>
              <text:p text:style-name="P290"><text:span text:style-name="T721">巧合</text:span><text:span text:style-name="T687">，必然型巧合、</text:span><text:span text:style-name="T497">（人類 認定的）神啟、金色甲蟲、榮格、石頭、碰撞、被濺起、感應、標準差、碰巧型巧合、遙視、預言、推背圖、馬前課、啟示錄、末日審判</text:span><text:span text:style-name="T687">。</text:span></text:p>
            </text:list-item>
            <text:list-item>
              <text:p text:style-name="P291"><text:span text:style-name="T722">味精</text:span><text:span text:style-name="T689">，調味料、照相、靈魂。</text:span></text:p>
            </text:list-item>
            <text:list-item>
              <text:p text:style-name="P292"><text:span text:style-name="T723">信念</text:span><text:span text:style-name="T690">，。</text:span></text:p>
            </text:list-item>
            <text:list-item>
              <text:p text:style-name="P293"><text:span text:style-name="T723">上癮</text:span><text:span text:style-name="T690">，奶嘴樂、</text:span><text:span text:style-name="T701">知道、思考、想像</text:span><text:span text:style-name="T690">。</text:span></text:p>
            </text:list-item>
            <text:list-item>
              <text:p text:style-name="P294"><text:span text:style-name="T723">太陽</text:span><text:span text:style-name="T690">，。</text:span></text:p>
            </text:list-item>
            <text:list-item>
              <text:p text:style-name="P294"><text:span text:style-name="T723">氣功</text:span><text:span text:style-name="T690">，。</text:span></text:p>
            </text:list-item>
            <text:list-item>
              <text:p text:style-name="P295"><text:span text:style-name="T724">腸腦</text:span><text:span text:style-name="T691">，</text:span><text:span text:style-name="T696">腸胃蠕動、脊隨、大腦</text:span><text:span text:style-name="T691">。</text:span></text:p>
            </text:list-item>
            <text:list-item>
              <text:p text:style-name="P296"><text:span text:style-name="T724">非監督式學習</text:span><text:span text:style-name="T691">，。</text:span></text:p>
            </text:list-item>
            <text:list-item>
              <text:p text:style-name="P296"><text:span text:style-name="T724">共存</text:span><text:span text:style-name="T691">，星星的孩子、阿米、愛心、導師制型共存、共生。</text:span></text:p>
            </text:list-item>
            <text:list-item>
              <text:p text:style-name="P297"><text:span text:style-name="T724">飛行</text:span><text:span text:style-name="T691">，靜電、蘊含型變化、微中子、渦輪引擎、</text:span><text:span text:style-name="T497">磁流推進器、</text:span><text:span text:style-name="T715">力譜、不可</text:span><text:span text:style-name="T519">&lt;?</text:span><text:span text:style-name="T520">a</text:span><text:span text:style-name="T716">&gt;</text:span><text:span text:style-name="T715">譜</text:span><text:span text:style-name="T691">。</text:span></text:p>
            </text:list-item>
            <text:list-item>
              <text:p text:style-name="P296"><text:span text:style-name="T724">亞特蘭提斯</text:span><text:span text:style-name="T691">，亞特蘭提斯文明、蘇美爾文明、西方文明。</text:span></text:p>
            </text:list-item>
            <text:list-item>
              <text:p text:style-name="P296"><text:span text:style-name="T724">姆大陸</text:span><text:span text:style-name="T691">，姆大陸文明、東方文明、冥想、道家、道德經、神話時代。</text:span></text:p>
            </text:list-item>
            <text:list-item>
              <text:p text:style-name="P298"><text:span text:style-name="T725">黑洞</text:span><text:span text:style-name="T692">，。</text:span></text:p>
            </text:list-item>
            <text:list-item>
              <text:p text:style-name="P299"><text:span text:style-name="T725">夢</text:span><text:span text:style-name="T692">，作夢、腸腦、大腦、夢境、主視角。</text:span></text:p>
            </text:list-item>
            <text:list-item>
              <text:p text:style-name="P299"><text:span text:style-name="T533">AI</text:span><text:span text:style-name="T693">，未來人</text:span><text:span text:style-name="T498">2062</text:span><text:span text:style-name="T693">。</text:span></text:p>
            </text:list-item>
            <text:list-item>
              <text:p text:style-name="P299"><text:span text:style-name="T726">文明</text:span><text:span text:style-name="T693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6">宇宙觀</text:span><text:span text:style-name="T693">，牛頓、萊布尼茲、本書、個體宇宙觀、宇宙胞、</text:span><text:span text:style-name="T499">&lt;_?</text:span><text:span text:style-name="T500">3_&gt;</text:span><text:span text:style-name="T694">個體</text:span><text:span text:style-name="T693">。</text:span></text:p>
            </text:list-item>
            <text:list-item>
              <text:p text:style-name="P300"><text:span text:style-name="T855">宇宙起源</text:span><text:span text:style-name="T854">，宇宙大爆炸理論、宇宙暴漲理論、</text:span><text:span text:style-name="T693">個體宇宙觀</text:span><text:span text:style-name="T854">。</text:span></text:p>
            </text:list-item>
            <text:list-item>
              <text:p text:style-name="P301"><text:span text:style-name="T727">工具</text:span><text:span text:style-name="T695">，通用型工具、特化型工具</text:span><text:span text:style-name="T686">、</text:span><text:span text:style-name="T695">單工、半雙工、雙工、認知、蜜蜂、共生。</text:span></text:p>
            </text:list-item>
            <text:list-item>
              <text:p text:style-name="P301"><text:span text:style-name="T727">血液</text:span><text:span text:style-name="T695">，肺泡。</text:span></text:p>
            </text:list-item>
            <text:list-item>
              <text:p text:style-name="P301"><text:span text:style-name="T727">鑽石</text:span><text:span text:style-name="T695">，碳。</text:span></text:p>
            </text:list-item>
            <text:list-item>
              <text:p text:style-name="P302"><text:span text:style-name="T727">免費能源</text:span><text:span text:style-name="T695">，月光、太陽風、宇宙射線、微波、舒曼波</text:span><text:span text:style-name="T502">、</text:span><text:span text:style-name="T503">8</text:span><text:span text:style-name="T501">（Hz）電磁波、特斯拉</text:span><text:span text:style-name="T695">。</text:span></text:p>
            </text:list-item>
            <text:list-item>
              <text:p text:style-name="P303"><text:span text:style-name="T727">平行宇宙</text:span><text:span text:style-name="T695">，（人類 認定的）平行宇宙、</text:span><text:span text:style-name="T497">布朗運動</text:span><text:span text:style-name="T695">。</text:span></text:p>
            </text:list-item>
            <text:list-item>
              <text:p text:style-name="P304"><text:span text:style-name="T727">宇宙常數</text:span><text:span text:style-name="T695">，</text:span><text:span text:style-name="T502">&lt;_?</text:span><text:span text:style-name="T504">3_&gt;個</text:span><text:span text:style-name="T697">體、幾何形狀、材料特性、內在物質、內部機制、本身、一切</text:span><text:span text:style-name="T695">。</text:span></text:p>
            </text:list-item>
            <text:list-item>
              <text:p text:style-name="P305"><text:span text:style-name="T728">維度棋</text:span><text:span text:style-name="T505">，</text:span><text:span text:style-name="T506">n</text:span><text:span text:style-name="T699">維棋、</text:span><text:span text:style-name="T698">黑白棋、象棋。</text:span></text:p>
            </text:list-item>
            <text:list-item>
              <text:p text:style-name="P305"><text:span text:style-name="T728">卍</text:span><text:span text:style-name="T698">，佛家、道家、太極、順時鐘、北半球。</text:span></text:p>
            </text:list-item>
            <text:list-item>
              <text:p text:style-name="P306"><text:span text:style-name="T729">衰老</text:span><text:span text:style-name="T705">，</text:span><text:span text:style-name="T713">人類、鯨魚</text:span><text:span text:style-name="T705">、</text:span><text:span text:style-name="T517">&lt;?</text:span><text:span text:style-name="T518">a&gt;流學</text:span><text:span text:style-name="T705">。</text:span></text:p>
            </text:list-item>
            <text:list-item>
              <text:p text:style-name="P307"><text:span text:style-name="T729">月球</text:span><text:span text:style-name="T705">，。</text:span></text:p>
            </text:list-item>
            <text:list-item>
              <text:p text:style-name="P308"><text:span text:style-name="T729">黏菌</text:span><text:span text:style-name="T705">，。</text:span></text:p>
            </text:list-item>
          </text:list>
        </text:list-item>
        <text:list-item>
          <text:p text:style-name="P309"><text:bookmark-start text:name="_ (第6本)"/><text:span text:style-name="T529">_ (第</text:span><text:span text:style-name="T532">6</text:span><text:span text:style-name="T529">本)</text:span><text:bookmark-end text:name="_ (第6本)"/></text:p>
          <text:list>
            <text:list-item>
              <text:p text:style-name="P310"><text:span text:style-name="T529">錢</text:span><text:span text:style-name="T497">，信念法則、</text:span><text:span text:style-name="T688">自然產物、自然現象、私人財產、私人資產、私人用品、個人用品、</text:span><text:span text:style-name="T497">身體、自己、愛、母愛、父愛、群體愛、子代、尊敬、仰慕、報答、愛己</text:span><text:span text:style-name="T686">、</text:span><text:span text:style-name="T497">愛人、被愛、走路、資本主義、共產主義、虛無主義</text:span><text:span text:style-name="T700">、虛無體制</text:span><text:span text:style-name="T497">。</text:span></text:p>
            </text:list-item>
            <text:list-item>
              <text:p text:style-name="P311"><text:span text:style-name="T720">凌辱型監控</text:span><text:span text:style-name="T686">，稜鏡計畫。</text:span></text:p>
            </text:list-item>
            <text:list-item>
              <text:p text:style-name="P312"><text:span text:style-name="T720">藝術品</text:span><text:span text:style-name="T686">，。</text:span></text:p>
            </text:list-item>
            <text:list-item>
              <text:p text:style-name="P313"><text:span text:style-name="T720">核汙染危機</text:span><text:span text:style-name="T686">，。</text:span></text:p>
            </text:list-item>
            <text:list-item>
              <text:p text:style-name="P314"><text:span text:style-name="T540">權力</text:span><text:span text:style-name="T508">，</text:span><text:span text:style-name="T511">一九八四</text:span><text:span text:style-name="T509">、權限、</text:span><text:span text:style-name="T510">Permission、Power limit、權力上限、權力域、權力下限、</text:span><text:span text:style-name="T509">自由、數學、有理數域、無理數域、虛數域、微積分、線性代數、加減乘除</text:span><text:span text:style-name="T686">、</text:span><text:span text:style-name="T404">俾斯</text:span><text:span text:style-name="T405">麥</text:span><text:span text:style-name="T706">、胡克、畫像、牛頓、恐怖攻擊、</text:span><text:span text:style-name="T708">泰德卡辛斯基、</text:span><text:span text:style-name="T707">濫權、濫用工具、耗能、適當的使用權限</text:span><text:span text:style-name="T706">、善用</text:span><text:span text:style-name="T707">工具、省能、</text:span><text:span text:style-name="T706">解散軍隊、退休隱居、喬治</text:span><text:span text:style-name="T524">·</text:span><text:span text:style-name="T706">華盛頓</text:span><text:span text:style-name="T707">、缺能、無能、反能</text:span><text:span text:style-name="T521">、</text:span><text:span text:style-name="T497">彈手指、</text:span><text:span text:style-name="T709">扁鵲醫術</text:span><text:span text:style-name="T707">、</text:span><text:span text:style-name="T521">維持、提升、昇華、傳承、新生</text:span><text:span text:style-name="T508">。</text:span></text:p>
            </text:list-item>
            <text:list-item>
              <text:p text:style-name="P315"><text:span text:style-name="T730">公平</text:span><text:span text:style-name="T709">，公共平等型公平、</text:span><text:span text:style-name="T869">資本</text:span><text:span text:style-name="T525">體制、</text:span><text:span text:style-name="T869">共產</text:span><text:span text:style-name="T525">體制、義務教育</text:span><text:span text:style-name="T709">、公正平等型公平、聯通管原理、</text:span><text:span text:style-name="T526">虛無</text:span><text:span text:style-name="T525">體制、</text:span><text:span text:style-name="T710">導師制</text:span><text:span text:style-name="T709">。</text:span></text:p>
            </text:list-item>
            <text:list-item>
              <text:p text:style-name="P316"><text:span text:style-name="T722">心理學</text:span><text:span text:style-name="T689">，</text:span><text:span text:style-name="T512">信念法則、</text:span><text:span text:style-name="T719">投影世界觀、錯誤嘗試法、類神經網路、（試圖）邏輯自洽、暴力破解、盲人潛水</text:span><text:span text:style-name="T512">、</text:span><text:span text:style-name="T689">性、佛洛伊德、黑盒子、灰盒子、白盒子、人造閃電、尼古拉</text:span><text:span text:style-name="T514">·</text:span><text:span text:style-name="T689">特斯拉</text:span><text:span text:style-name="T686">、</text:span><text:span text:style-name="T689">洞</text:span><text:span text:style-name="T711">穴理論</text:span><text:span text:style-name="T689">、</text:span><text:span text:style-name="T711">柏拉圖、</text:span><text:span text:style-name="T714">黑白畫像、強迫症、潔癖、自閉症、</text:span><text:span text:style-name="T515">PUA、</text:span><text:span text:style-name="T714">反社會人格、</text:span><text:span text:style-name="T689">精神病院、</text:span><text:span text:style-name="T513">思覺謬誤</text:span><text:span text:style-name="T689">、</text:span><text:span text:style-name="T714">意識層、第一層級意識（以上）、第一層級法則（以上）</text:span><text:span text:style-name="T711">、</text:span><text:span text:style-name="T689">鴿子跳舞、史金納箱、藍色窗簾、黑白圖案、</text:span><text:span text:style-name="T712">主觀賦予、</text:span><text:span text:style-name="T515">過度</text:span><text:span text:style-name="T516">擬合、</text:span><text:span text:style-name="T689">心理</text:span><text:span text:style-name="T714">醫生、心理疾病</text:span><text:span text:style-name="T689">。</text:span></text:p>
            </text:list-item>
            <text:list-item>
              <text:p text:style-name="P317"><text:span text:style-name="T722">喝酒</text:span><text:span text:style-name="T689">，船上、暈船。</text:span></text:p>
            </text:list-item>
            <text:list-item>
              <text:p text:style-name="P318"><text:span text:style-name="T722">吸菸</text:span><text:span text:style-name="T689">，。</text:span></text:p>
            </text:list-item>
          </text:list>
        </text:list-item>
        <text:list-item>
          <text:p text:style-name="P319"><text:bookmark-start text:name="_ (第7本)"/><text:span text:style-name="T529">_ (第</text:span><text:span text:style-name="T534">7</text:span><text:span text:style-name="T529">本)</text:span><text:bookmark-end text:name="_ (第7本)"/></text:p>
          <text:list>
            <text:list-item>
              <text:p text:style-name="P320"><text:span text:style-name="T529">思覺</text:span><text:span text:style-name="T497">，思覺層級、第a層級思覺、</text:span><text:span text:style-name="T702">認知、思考、想法、</text:span><text:span text:style-name="T717">皮膚、肌肉、</text:span><text:span text:style-name="T705">意識層</text:span><text:span text:style-name="T718">法則、肉質</text:span><text:span text:style-name="T705">層</text:span><text:span text:style-name="T718">法則、物理定律、化學反應、第零層級法則</text:span><text:span text:style-name="T497">。</text:span></text:p>
            </text:list-item>
            <text:list-item>
              <text:p text:style-name="P320"><text:span text:style-name="T528">有機體奇點</text:span><text:span text:style-name="T494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2">愛</text:span><text:span text:style-name="T560">，。</text:span></text:p>
            </text:list-item>
          </text:list>
        </text:list-item>
        <text:list-item>
          <text:p text:style-name="P15"><text:bookmark-start text:name="_ (第8本)"/><text:span text:style-name="T645">_ (第</text:span><text:span text:style-name="T647">8</text:span><text:span text:style-name="T645">本)</text:span><text:bookmark-end text:name="_ (第8本)"/></text:p>
          <text:list>
            <text:list-item>
              <text:p text:style-name="P15"><text:span text:style-name="T645">腦中聲音</text:span><text:span text:style-name="T561">，。</text:span></text:p>
            </text:list-item>
            <text:list-item>
              <text:p text:style-name="P15"><text:span text:style-name="T645">畢氏定理</text:span><text:span text:style-name="T561">，。</text:span></text:p>
            </text:list-item>
            <text:list-item>
              <text:p text:style-name="P15"><text:span text:style-name="T645">根號內的負平方</text:span><text:span text:style-name="T561">，。</text:span></text:p>
            </text:list-item>
            <text:list-item>
              <text:p text:style-name="P16"><text:span text:style-name="T645">預知能力</text:span><text:span text:style-name="T561">，。</text:span></text:p>
            </text:list-item>
            <text:list-item>
              <text:p text:style-name="P60"><text:span text:style-name="T648">超能力</text:span><text:span text:style-name="T630">，。</text:span></text:p>
            </text:list-item>
          </text:list>
        </text:list-item>
        <text:list-item>
          <text:p text:style-name="P60"><text:bookmark-start text:name="_ (第9本)"/><text:span text:style-name="T649">_ (第</text:span><text:span text:style-name="T653">9</text:span><text:span text:style-name="T649">本)</text:span><text:bookmark-end text:name="_ (第9本)"/></text:p>
          <text:list>
            <text:list-item>
              <text:p text:style-name="P61"><text:span text:style-name="T649">外星、內星</text:span><text:span text:style-name="T630">，。</text:span></text:p>
            </text:list-item>
            <text:list-item>
              <text:p text:style-name="P62"><text:span text:style-name="T825">遺跡</text:span><text:span text:style-name="T630">，</text:span><text:span text:style-name="T802">埃及、金字塔、獅身人面像、</text:span><text:span text:style-name="T803">蘇美爾王表、蘇美爾神話、吉爾伽美什史詩</text:span><text:span text:style-name="T630">。</text:span></text:p>
            </text:list-item>
          </text:list>
        </text:list-item>
        <text:list-item>
          <text:p text:style-name="P243"><text:span text:style-name="T630">_ (第</text:span><text:span text:style-name="T637">1</text:span><text:span text:style-name="T638">0</text:span><text:span text:style-name="T630">本)</text:span></text:p>
          <text:list>
            <text:list-item>
              <text:p text:style-name="P63"><text:span text:style-name="T825">太陽</text:span><text:span text:style-name="T630">，</text:span><text:span text:style-name="T803">太陽風暴、太陽黑子、等離子</text:span><text:span text:style-name="T630">。</text:span></text:p>
            </text:list-item>
            <text:list-item>
              <text:p text:style-name="P64"><text:span text:style-name="T652">反重力</text:span><text:span text:style-name="T630">，</text:span><text:span text:style-name="T632">保</text:span><text:span text:style-name="T803">溫</text:span><text:span text:style-name="T632">瓶、電能型運動</text:span><text:span text:style-name="T622">、</text:span><text:span text:style-name="T806">量子隧穿效應</text:span><text:span text:style-name="T632">、潛水艇、空洞現象、</text:span><text:span text:style-name="T807">空間節點密度</text:span><text:span text:style-name="T630">。</text:span></text:p>
            </text:list-item>
            <text:list-item>
              <text:p text:style-name="P65"><text:span text:style-name="T650">&lt;?</text:span><text:span text:style-name="T651">a&gt;</text:span><text:span text:style-name="T826">文明</text:span><text:span text:style-name="T804">，生命、電子文明、人類文明、星系文明、都普勒效應、紅移、光文明、力文明、</text:span><text:span text:style-name="T805">從眾效應、百猴效應、</text:span><text:span text:style-name="T631">史金納</text:span><text:span text:style-name="T805">箱、習得性無助</text:span><text:span text:style-name="T630">。</text:span></text:p>
            </text:list-item>
            <text:list-item>
              <text:p text:style-name="P66"><text:span text:style-name="T828">前世記憶</text:span><text:span text:style-name="T805">，樹狀圖、投影型蘊含</text:span><text:span text:style-name="T630">。</text:span></text:p>
            </text:list-item>
            <text:list-item>
              <text:p text:style-name="P67"><text:span text:style-name="T649">造物主</text:span><text:span text:style-name="T630">，</text:span><text:span text:style-name="T633">包覆、蘊含、孕育、肉質層、意識層、肉質層和意識層複合型</text:span><text:span text:style-name="T630">。</text:span></text:p>
            </text:list-item>
          </text:list>
        </text:list-item>
        <text:list-item>
          <text:p text:style-name="P68"><text:bookmark-start text:name="_ (第11本)"/><text:span text:style-name="T649">_ (第</text:span><text:span text:style-name="T654">11</text:span><text:span text:style-name="T649">本)</text:span><text:bookmark-end text:name="_ (第11本)"/></text:p>
          <text:list>
            <text:list-item>
              <text:p text:style-name="P69"><text:span text:style-name="T649">感知</text:span><text:span text:style-name="T630">，</text:span><text:span text:style-name="T639">皮亞杰、圖式、同化、順應、平衡、不平衡、單一</text:span><text:span text:style-name="T634">型</text:span><text:span text:style-name="T639">感知、</text:span><text:span text:style-name="T634">複合型感知、</text:span><text:span text:style-name="T630">融合</text:span><text:span text:style-name="T634">型</text:span><text:span text:style-name="T630">感知、融合</text:span><text:span text:style-name="T634">型</text:span><text:span text:style-name="T630">感測、</text:span><text:span text:style-name="T634">同質型融合感知、異質型融合感知</text:span><text:span text:style-name="T630">。</text:span></text:p>
            </text:list-item>
            <text:list-item>
              <text:p text:style-name="P70"><text:span text:style-name="T649">空間</text:span><text:span text:style-name="T630">，動能型運動、電能型運動、</text:span><text:span text:style-name="T634">&lt;?</text:span><text:span text:style-name="T635">2&gt;</text:span><text:span text:style-name="T805">彈性係數、</text:span><text:span text:style-name="T634">&lt;?</text:span><text:span text:style-name="T635">1&gt;</text:span><text:span text:style-name="T805">彈性係數</text:span><text:span text:style-name="T630">。</text:span></text:p>
            </text:list-item>
            <text:list-item>
              <text:p text:style-name="P84"><text:span text:style-name="T649">n維空間</text:span><text:span text:style-name="T630">，。</text:span></text:p>
            </text:list-item>
            <text:list-item>
              <text:p text:style-name="P85"><text:span text:style-name="T827">擁有、包覆、蘊含、宗疊</text:span><text:span text:style-name="T630">，錯位、濃度值、改變、XY坐標系、極坐標系、</text:span><text:span text:style-name="T810">命名方式、命名規則、命名規律</text:span><text:span text:style-name="T630">。</text:span></text:p>
            </text:list-item>
            <text:list-item>
              <text:p text:style-name="P86"><text:span text:style-name="T827">投影世界觀</text:span><text:span text:style-name="T630">，圖案、</text:span><text:span text:style-name="T636">RGB、紅色值、綠色值、像素、</text:span><text:span text:style-name="T630">量子糾纏、柏拉圖、洞穴理論、</text:span><text:span text:style-name="T805">真實世界</text:span><text:span text:style-name="T630">。</text:span></text:p>
            </text:list-item>
          </text:list>
        </text:list-item>
        <text:list-item>
          <text:p text:style-name="P87"><text:bookmark-start text:name="_ (第12本)"/><text:span text:style-name="T649">_ (第</text:span><text:span text:style-name="T654">1</text:span><text:span text:style-name="T655">2</text:span><text:span text:style-name="T649">本)</text:span><text:bookmark-end text:name="_ (第12本)"/></text:p>
          <text:list>
            <text:list-item>
              <text:p text:style-name="P88"><text:span text:style-name="T829">有機率（正在、試圖）監視、控制 的 勢力、存在、個體</text:span><text:span text:style-name="T630">，</text:span><text:span text:style-name="T805">真實世界</text:span><text:span text:style-name="T630">。</text:span></text:p>
            </text:list-item>
            <text:list-item>
              <text:p text:style-name="P89"><text:span text:style-name="T830">晶體</text:span><text:span text:style-name="T630">，</text:span><text:span text:style-name="T808">分光、折射、漫射、散射、集射、散光、凸透鏡、對焦、凹透鏡、</text:span><text:span text:style-name="T809">破壞型共振</text:span><text:span text:style-name="T808">、建設型共振、頻率、紅移、紫移、紅光、綠光、紫光、空間節點密度、鳥類個體、拍翅膀、主動式降噪耳機、雷射、零摩擦力、無摩擦力、沒有摩擦力、載具、飛行器</text:span><text:span text:style-name="T630">。</text:span></text:p>
            </text:list-item>
            <text:list-item>
              <text:p text:style-name="P90"><text:span text:style-name="T830">內觀</text:span><text:span text:style-name="T808">，意識層法則。</text:span></text:p>
            </text:list-item>
            <text:list-item>
              <text:p text:style-name="P91"><text:span text:style-name="T830">傳承</text:span><text:span text:style-name="T802">，。</text:span></text:p>
            </text:list-item>
            <text:list-item>
              <text:p text:style-name="P91"><text:span text:style-name="T831">學門</text:span><text:span text:style-name="T802">，資產、常識、人脈、</text:span><text:span text:style-name="T640">第</text:span><text:span text:style-name="T641">a層級意</text:span><text:span text:style-name="T859">識、假想世界</text:span><text:span text:style-name="T802">。</text:span></text:p>
            </text:list-item>
            <text:list-item>
              <text:p text:style-name="P92"><text:span text:style-name="T656">第</text:span><text:span text:style-name="T657">a層級</text:span><text:span text:style-name="T858">，</text:span><text:span text:style-name="T640">第0層</text:span><text:span text:style-name="T858">級相態</text:span><text:span text:style-name="T802">。</text:span></text:p>
            </text:list-item>
            <text:list-item>
              <text:p text:style-name="P93"><text:span text:style-name="T831">超自然現象</text:span><text:span text:style-name="T802">，日蝕、神化、神話化、信念化、</text:span><text:span text:style-name="T808">史金納箱的 鴿子、好奇、亞里斯多德、特斯拉、點亮 螢光燈管</text:span><text:span text:style-name="T802">。</text:span></text:p>
            </text:list-item>
          </text:list>
        </text:list-item>
        <text:list-item>
          <text:p text:style-name="P94"><text:span text:style-name="T649">_</text:span><text:bookmark-start text:name="_ (第13本)"/><text:span text:style-name="T649"> (第</text:span><text:span text:style-name="T654">1</text:span><text:span text:style-name="T660">3</text:span><text:span text:style-name="T649">本)</text:span><text:bookmark-end text:name="_ (第13本)"/></text:p>
          <text:list>
            <text:list-item>
              <text:p text:style-name="P244"><text:span text:style-name="T860">宗量層級</text:span><text:span text:style-name="T562">，。</text:span></text:p>
            </text:list-item>
            <text:list-item>
              <text:p text:style-name="P94"><text:span text:style-name="T658">&lt;?</text:span><text:span text:style-name="T659">a</text:span><text:span text:style-name="T658">&gt;個體</text:span><text:span text:style-name="T642">，第</text:span><text:span text:style-name="T643">a層級宗量個體</text:span><text:span text:style-name="T802">。</text:span></text:p>
            </text:list-item>
            <text:list-item>
              <text:p text:style-name="P95"><text:span text:style-name="T832">意識層個體</text:span><text:span text:style-name="T802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1"><text:span text:style-name="T177">宗量層級 與 尺度</text:span><text:span text:style-name="T277">，。</text:span></text:p>
            </text:list-item>
            <text:list-item>
              <text:p text:style-name="P231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0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2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3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8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7"><text:bookmark-start text:name="世界 (第1本)"/>世界<text:span text:style-name="T123"> (第1本)</text:span><text:bookmark-end text:name="世界 (第1本)"/></text:p>
          <text:list>
            <text:list-item>
              <text:p text:style-name="P269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8"><text:bookmark-start text:name="宇宙胞 (第1本)"/>宇宙胞<text:span text:style-name="T121"> (第1本)</text:span><text:bookmark-end text:name="宇宙胞 (第1本)"/></text:p>
          <text:list>
            <text:list-item>
              <text:p text:style-name="P214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5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6"><text:span text:style-name="T116">三角形</text:span><text:span text:style-name="T292">，。</text:span></text:p>
            </text:list-item>
            <text:list-item>
              <text:p text:style-name="P178"><text:span text:style-name="T380">3</text:span><text:span text:style-name="T149">，3+3、3*3，3//3</text:span><text:span text:style-name="T342">。</text:span></text:p>
            </text:list-item>
            <text:list-item>
              <text:p text:style-name="P179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0"><text:span text:style-name="T25">紫徽星</text:span><text:span text:style-name="T345">，。</text:span></text:p>
            </text:list-item>
            <text:list-item>
              <text:p text:style-name="P181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0"><text:span text:style-name="T216">既視感</text:span><text:span text:style-name="T227">，。</text:span></text:p>
            </text:list-item>
            <text:list-item>
              <text:p text:style-name="P271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2"><text:bookmark-start text:name="肉質層、意識層(第2本)"/><text:span text:style-name="T216">肉質層、意識層</text:span><text:span text:style-name="T541">(第</text:span><text:span text:style-name="T542">2</text:span><text:span text:style-name="T541">本)</text:span><text:bookmark-end text:name="肉質層、意識層(第2本)"/></text:p>
          <text:list>
            <text:list-item>
              <text:p text:style-name="P270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0"><text:span text:style-name="T216">物質文明、精神文明 與 成長期、成熟期、衰亡期</text:span><text:span text:style-name="T227">，。</text:span></text:p>
            </text:list-item>
            <text:list-item>
              <text:p text:style-name="P321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3">肉質層、意識層</text:span><text:span text:style-name="T541">(第</text:span><text:span text:style-name="T543">3</text:span><text:span text:style-name="T541">本)</text:span><text:bookmark-end text:name="肉質層、意識層(第3本)"/></text:p>
          <text:list>
            <text:list-item>
              <text:p text:style-name="P154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</text:span><text:span text:style-name="T158">。</text:span></text:p>
            </text:list-item>
            <text:list-item>
              <text:p text:style-name="P117"><text:span text:style-name="T88">第三層級意識</text:span><text:span text:style-name="T158">，榮格、集體潛意識、前世、記憶。</text:span></text:p>
            </text:list-item>
            <text:list-item>
              <text:p text:style-name="P118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19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0"><text:bookmark-start text:name="肉質層、意識層(第4本)"/><text:span text:style-name="T107">肉質層、意識層</text:span><text:span text:style-name="T678">(第</text:span><text:span text:style-name="T679">4</text:span><text:span text:style-name="T678">本)</text:span><text:bookmark-end text:name="肉質層、意識層(第4本)"/></text:p>
          <text:list>
            <text:list-item>
              <text:p text:style-name="P121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4">、冥想</text:span><text:span text:style-name="T750">、</text:span><text:span text:style-name="T573">（存在 + 變化）</text:span><text:span text:style-name="T574">、心靈平靜、相溶、變化、雜念、雜質、波濤洶湧、</text:span><text:span text:style-name="T753">量子隧穿效應</text:span><text:span text:style-name="T158">。</text:span></text:p>
            </text:list-item>
            <text:list-item>
              <text:p text:style-name="P122"><text:span text:style-name="T813">肉質層個體、意識層個體 感測、交互作用</text:span><text:span text:style-name="T750">，。</text:span></text:p>
            </text:list-item>
          </text:list>
        </text:list-item>
        <text:list-item>
          <text:p text:style-name="P251"><text:bookmark-start text:name="宗教 (第1本)"/>宗教<text:span text:style-name="T684"> (第1本</text:span><text:span text:style-name="T685">)</text:span><text:bookmark-end text:name="宗教 (第1本)"/></text:p>
          <text:list>
            <text:list-item>
              <text:p text:style-name="P232"><text:span text:style-name="T121">宗教</text:span><text:span text:style-name="T259">，未知、隨機性強化、已知的敬畏、克蘇魯、無法描述、不可描述、阿努納奇、世界的敬畏、</text:span><text:span text:style-name="T846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5">泰德卡辛斯基、</text:span><text:span text:style-name="T270">皮亞杰、平衡、</text:span><text:span text:style-name="T556">影片、YouTube、天動說、地動說、伽利略、</text:span><text:span text:style-name="T557">&lt;?</text:span><text:span text:style-name="T558">[]&gt;個體、</text:span><text:span text:style-name="T847">真實世界、</text:span><text:span text:style-name="T558">第</text:span><text:span text:style-name="T559">a層</text:span><text:span text:style-name="T848">級敬畏</text:span><text:span text:style-name="T270">。</text:span></text:p>
            </text:list-item>
            <text:list-item>
              <text:p text:style-name="P182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3"><text:span text:style-name="T644">宗教行為</text:span><text:span text:style-name="T571">，拜拜、禱告、燒香、鞭炮、繞境、陣頭</text:span><text:span text:style-name="T572">、</text:span><text:span text:style-name="T571">上帝、撒旦、</text:span><text:span text:style-name="T572">史金納箱、趨光性、昆蟲、電燈、蠟燭</text:span><text:span text:style-name="T571">、慶典、張國松、死靈之書、</text:span><text:span text:style-name="T574">祭祖、</text:span><text:span text:style-name="T575">達克效應</text:span><text:span text:style-name="T571">。</text:span></text:p>
            </text:list-item>
            <text:list-item>
              <text:p text:style-name="P184"><text:span text:style-name="T811">訊息</text:span><text:span text:style-name="T751">，不要、教會、教徒、強迫、跪拜、拜偶像、</text:span><text:span text:style-name="T775">迷信、盲信</text:span><text:span text:style-name="T751">。</text:span></text:p>
            </text:list-item>
            <text:list-item>
              <text:p text:style-name="P185"><text:span text:style-name="T811">邪惡宗教</text:span><text:span text:style-name="T751">，隨印現象</text:span><text:span text:style-name="T576">、DDOS、房角石</text:span><text:span text:style-name="T751">。</text:span></text:p>
            </text:list-item>
            <text:list-item>
              <text:p text:style-name="P186"><text:span text:style-name="T662">信仰、信念、中心思想、世界觀、價值觀</text:span><text:span text:style-name="T577">，單一、一小群、一大群、正常個體。</text:span></text:p>
            </text:list-item>
            <text:list-item>
              <text:p text:style-name="P186"><text:span text:style-name="T662">異端</text:span><text:span text:style-name="T577">，天動說、地動說、進化論。</text:span></text:p>
            </text:list-item>
          </text:list>
        </text:list-item>
        <text:list-item>
          <text:p text:style-name="P187"><text:bookmark-start text:name="社會 (第1本)"/><text:span text:style-name="T662">社會</text:span><text:span text:style-name="T664"> (第1本</text:span><text:span text:style-name="T681">)</text:span><text:bookmark-end text:name="社會 (第1本)"/></text:p>
          <text:list>
            <text:list-item>
              <text:p text:style-name="P188"><text:span text:style-name="T662">階級複製</text:span><text:span text:style-name="T577">，資產、常識、人脈、</text:span><text:span text:style-name="T773">肉質層型傳承、被賦予型傳承、意識層型傳承、關係型傳承、</text:span><text:span text:style-name="T772">布朗芬布倫納、</text:span><text:span text:style-name="T774">生態系統理論</text:span><text:span text:style-name="T577">。</text:span></text:p>
            </text:list-item>
            <text:list-item>
              <text:p text:style-name="P189"><text:span text:style-name="T662">習俗</text:span><text:span text:style-name="T577">，火雞、農曆年、放煙火、</text:span><text:span text:style-name="T783">正常個體、只吃熟食、加熱食物、煮熟食物、檢查食物有沒有熟</text:span><text:span text:style-name="T577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49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5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6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2"><text:span text:style-name="T37">老子</text:span><text:span text:style-name="T893">，第二層級湧現。</text:span></text:p>
            </text:list-item>
            <text:list-item>
              <text:p text:style-name="P213"><text:span text:style-name="T115">莊子</text:span><text:span text:style-name="T289">，。</text:span></text:p>
            </text:list-item>
            <text:list-item>
              <text:p text:style-name="P213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5">密度，海洋、高密度、低密度、黑體、影子、投影、密度型潛水夫病、莊子、德人、地球、</text:span><text:span text:style-name="T623">細胞分裂、基督教、上提、日月神示、脫核、紅血球、吸收光、</text:span><text:span text:style-name="T796">量子躍遷、電子</text:span><text:span text:style-name="T795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0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3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5"><text:bookmark-start text:name="哲學 (莊子) (第1本)"/><text:span text:style-name="T889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0">（</text:span><text:span text:style-name="T891">@user-fl8vc2uv8y（YouTube）</text:span><text:span text:style-name="T892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4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5"><text:span text:style-name="T188">阿米</text:span><text:span text:style-name="T279">，。</text:span></text:p>
            </text:list-item>
            <text:list-item>
              <text:p text:style-name="P235"><text:span text:style-name="T121">星星的孩子</text:span><text:span text:style-name="T259">，宇宙基本法則。</text:span></text:p>
            </text:list-item>
            <text:list-item>
              <text:p text:style-name="P236"><text:span text:style-name="T121">宇宙之心</text:span><text:span text:style-name="T259">，</text:span><text:span text:style-name="T273">。</text:span></text:p>
              <text:list>
                <text:list-item>
                  <text:p text:style-name="P236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8">基督教</text:span><text:span text:style-name="T887">，因信稱義、悔改、愛、末日審判、星星、</text:span><text:span text:style-name="T416">定航</text:span><text:span text:style-name="T887">、房角石、順性的罪、逆性的罪。</text:span></text:p>
              <text:list>
                <text:list-item>
                  <text:p text:style-name="P54"><text:span text:style-name="T882">聖經</text:span><text:span text:style-name="T872">，</text:span><text:span text:style-name="T461">瀏覽器、</text:span><text:span text:style-name="T460">Chromium、Edge</text:span><text:span text:style-name="T872">。</text:span></text:p>
                </text:list-item>
              </text:list>
            </text:list-item>
            <text:list-item>
              <text:p text:style-name="P53"><text:span text:style-name="T888">傳道書</text:span><text:span text:style-name="T887">，</text:span><text:span text:style-name="T459">Log檔、Log系</text:span><text:span text:style-name="T871">統、審判系統</text:span><text:span text:style-name="T887">。</text:span></text:p>
            </text:list-item>
            <text:list-item>
              <text:p text:style-name="P55"><text:span text:style-name="T888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59"><text:span text:style-name="T26">以諾書</text:span><text:span text:style-name="T349">，。</text:span></text:p>
            </text:list-item>
            <text:list-item>
              <text:p text:style-name="P160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1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2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2"><text:span text:style-name="T31">出埃及記</text:span><text:span text:style-name="T353">，以命還命、以眼還眼。</text:span></text:p>
            </text:list-item>
            <text:list-item>
              <text:p text:style-name="P163"><text:span text:style-name="T32">假定，</text:span><text:span text:style-name="T816">（基督教 認定的）</text:span><text:span text:style-name="T817">彌賽亞 </text:span><text:span text:style-name="T870">↔</text:span><text:span text:style-name="T817"> 本書</text:span><text:span text:style-name="T757">，</text:span><text:span text:style-name="T759">啟示錄第十二章的婦</text:span><text:span text:style-name="T757">人、</text:span><text:span text:style-name="T761">羅德、</text:span><text:span text:style-name="T762">霍皮族、</text:span><text:span text:style-name="T579">阿米、星星的孩子</text:span><text:span text:style-name="T757">。</text:span></text:p>
            </text:list-item>
            <text:list-item>
              <text:p text:style-name="P164"><text:span text:style-name="T818">映射</text:span><text:span text:style-name="T758">，。</text:span></text:p>
            </text:list-item>
          </text:list>
        </text:list-item>
        <text:list-item>
          <text:p text:style-name="P238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3"><text:span text:style-name="T196">預言</text:span><text:span text:style-name="T241">，</text:span><text:span text:style-name="T895">本書的 存在</text:span><text:span text:style-name="T241">。</text:span></text:p>
            </text:list-item>
            <text:list-item>
              <text:p text:style-name="P323"><text:span text:style-name="T196">絕對零度</text:span><text:span text:style-name="T241">，。</text:span></text:p>
            </text:list-item>
            <text:list-item>
              <text:p text:style-name="P323"><text:span text:style-name="T196">過去、預言、遙視 與 未來、反預言、反遙視</text:span><text:span text:style-name="T241">，流水線。</text:span></text:p>
            </text:list-item>
            <text:list-item>
              <text:p text:style-name="P324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5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7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7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8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2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29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0"><text:span text:style-name="T373">法蒂瑪的三個預言</text:span><text:span text:style-name="T366">，。</text:span></text:p>
            </text:list-item>
          </text:list>
        </text:list-item>
        <text:list-item>
          <text:p text:style-name="P331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1"><text:span text:style-name="T212">人類</text:span><text:span text:style-name="T252">，</text:span><text:span text:style-name="T366">。</text:span></text:p>
            </text:list-item>
            <text:list-item>
              <text:p text:style-name="P347"><text:span text:style-name="T747">神</text:span><text:span text:style-name="T361">，道、德、神類文明、神級文明、客觀、主觀、</text:span><text:span text:style-name="T523">手機</text:span><text:span text:style-name="T361">。</text:span></text:p>
            </text:list-item>
            <text:list-item>
              <text:p text:style-name="P331"><text:span text:style-name="T373">預言</text:span><text:span text:style-name="T366">，。</text:span></text:p>
            </text:list-item>
          </text:list>
        </text:list-item>
        <text:list-item>
          <text:p text:style-name="P273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2"><text:span text:style-name="T199">能量、儲量、假想量</text:span><text:span text:style-name="T240">，</text:span><text:span text:style-name="T746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3"><text:span text:style-name="T206">轉換</text:span><text:span text:style-name="T248">，。</text:span></text:p>
            </text:list-item>
            <text:list-item>
              <text:p text:style-name="P334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0">道路型光痕、擾動型光痕、聲音</text:span><text:span text:style-name="T240">。</text:span></text:p>
            </text:list-item>
          </text:list>
        </text:list-item>
        <text:list-item>
          <text:p text:style-name="P239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3"><text:span text:style-name="T207">剛體</text:span><text:span text:style-name="T249">，。</text:span></text:p>
            </text:list-item>
            <text:list-item>
              <text:p text:style-name="P335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6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7"><text:span text:style-name="T109">量子退相干</text:span><text:span text:style-name="T282">，量子退相干、</text:span><text:span text:style-name="T305">飛輪、</text:span><text:span text:style-name="T850">銀原子束、不均勻磁場</text:span><text:span text:style-name="T282">。</text:span></text:p>
            </text:list-item>
            <text:list-item>
              <text:p text:style-name="P218"><text:span text:style-name="T119">光電效應</text:span><text:span text:style-name="T304">，。</text:span></text:p>
            </text:list-item>
            <text:list-item>
              <text:p text:style-name="P219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7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3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8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3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4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4"><text:span text:style-name="T220">反物質</text:span><text:span text:style-name="T257">，。</text:span></text:p>
            </text:list-item>
            <text:list-item>
              <text:p text:style-name="P344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4"><text:span text:style-name="T220">萬有引力</text:span><text:span text:style-name="T257">，長尾夾。</text:span></text:p>
            </text:list-item>
            <text:list-item>
              <text:p text:style-name="P344"><text:span text:style-name="T220">宇宙背景輻射</text:span><text:span text:style-name="T257">，。</text:span></text:p>
            </text:list-item>
            <text:list-item>
              <text:p text:style-name="P240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1"><text:span text:style-name="T311">熱力學第二定律</text:span><text:span text:style-name="T47">，。</text:span></text:p>
            </text:list-item>
            <text:list-item>
              <text:p text:style-name="P174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8">n</text:span><text:span text:style-name="T902">≥</text:span><text:span text:style-name="T899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5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4"><text:bookmark-start text:name="能量、儲量 (第5本)"/><text:span text:style-name="T664">能量、儲量 (第</text:span><text:span text:style-name="T665">5</text:span><text:span text:style-name="T664">本)</text:span><text:bookmark-end text:name="能量、儲量 (第5本)"/></text:p>
          <text:list>
            <text:list-item>
              <text:p text:style-name="P176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7"><text:span text:style-name="T65">迪拉克之海</text:span><text:span text:style-name="T191">，。</text:span></text:p>
            </text:list-item>
            <text:list-item>
              <text:p text:style-name="P177"><text:span text:style-name="T65">真空能量</text:span><text:span text:style-name="T191">，。</text:span></text:p>
            </text:list-item>
            <text:list-item>
              <text:p text:style-name="P177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0"><text:span text:style-name="T66">波粒二象性</text:span><text:span text:style-name="T122">，力存在、力變化、光存在、光變化。</text:span></text:p>
            </text:list-item>
            <text:list-item>
              <text:p text:style-name="P190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6"><text:span text:style-name="T64">電子</text:span><text:span text:style-name="T121">，電子</text:span><text:span text:style-name="T311">。</text:span></text:p>
            </text:list-item>
            <text:list-item>
              <text:p text:style-name="P193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4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1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4"><text:bookmark-start text:name="能量、儲量 (第6本)"/><text:span text:style-name="T664">能量、儲量 (第</text:span><text:span text:style-name="T670">6</text:span><text:span text:style-name="T664">本)</text:span><text:bookmark-end text:name="能量、儲量 (第6本)"/></text:p>
          <text:list>
            <text:list-item>
              <text:p text:style-name="P195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5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6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0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0"><text:span text:style-name="T109">宇宙膨脹</text:span><text:span text:style-name="T282">，宇宙膨脹。</text:span></text:p>
            </text:list-item>
            <text:list-item>
              <text:p text:style-name="P125"><text:span text:style-name="T24">相對論</text:span><text:span text:style-name="T342">，</text:span><text:span text:style-name="T603">E = </text:span><text:span text:style-name="T604">mc</text:span><text:span text:style-name="T886">2</text:span><text:span text:style-name="T604">、</text:span><text:span text:style-name="T603">波態、粒子態、</text:span><text:span text:style-name="T595">第</text:span><text:span text:style-name="T605">1</text:span><text:span text:style-name="T601">層級宗態個體</text:span><text:span text:style-name="T604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6"><text:span text:style-name="T87">空間</text:span><text:span text:style-name="T126">，。</text:span></text:p>
            </text:list-item>
          </text:list>
        </text:list-item>
        <text:list-item>
          <text:p text:style-name="P127"><text:bookmark-start text:name="能量、儲量 (第7本)"/><text:span text:style-name="T664">能量、儲量 (第</text:span><text:span text:style-name="T671">7</text:span><text:span text:style-name="T664">本)</text:span><text:bookmark-end text:name="能量、儲量 (第7本)"/></text:p>
          <text:list>
            <text:list-item>
              <text:p text:style-name="P128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3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8"><text:bookmark-start text:name="能量、儲量 (第7本)1"/><text:bookmark-start text:name="能量、儲量 (第8本)"/><text:span text:style-name="T664">能量、儲量 (第</text:span><text:span text:style-name="T672">8</text:span><text:span text:style-name="T664">本)</text:span><text:bookmark-end text:name="能量、儲量 (第7本)1"/><text:bookmark-end text:name="能量、儲量 (第8本)"/></text:p>
          <text:list>
            <text:list-item>
              <text:p text:style-name="P129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0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4">能量、儲量 (第</text:span><text:span text:style-name="T673">9</text:span><text:span text:style-name="T664">本)</text:span><text:bookmark-end text:name="能量、儲量 (第9本)"/></text:p>
          <text:list>
            <text:list-item>
              <text:p text:style-name="P131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4">黑洞、</text:span><text:span text:style-name="T187">天象學</text:span><text:span text:style-name="T123">。</text:span></text:p>
            </text:list-item>
            <text:list-item>
              <text:p text:style-name="P132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3"><text:span text:style-name="T67">空間節點密度</text:span><text:span text:style-name="T123">，電視</text:span><text:span text:style-name="T768">、</text:span><text:span text:style-name="T123">RGB型灰階影像、</text:span><text:span text:style-name="T768">宗疊、遙視、預知未來、意識層型時空旅行、肉質層型時空旅行、錯位、互換、</text:span><text:span text:style-name="T769">互換型</text:span><text:span text:style-name="T770">肉質層型時空旅行、</text:span><text:span text:style-name="T769">複製型</text:span><text:span text:style-name="T770">肉質層型時空旅行、</text:span><text:span text:style-name="T771">移動型肉質層型空間旅行、複製型肉質層型空間旅行</text:span><text:span text:style-name="T123">。</text:span></text:p>
            </text:list-item>
            <text:list-item>
              <text:p text:style-name="P134"><text:span text:style-name="T814">黑洞</text:span><text:span text:style-name="T754">，吸光型黑洞、吸電磁波型黑洞、</text:span><text:span text:style-name="T578">&lt;?a</text:span><text:span text:style-name="T883">x</text:span><text:span text:style-name="T885">≥</text:span><text:span text:style-name="T884">u</text:span><text:span text:style-name="T578">&gt;、橫波、重力波、波態光、粒子態光、</text:span><text:span text:style-name="T606">第</text:span><text:span text:style-name="T607">4</text:span><text:span text:style-name="T606">層</text:span><text:span text:style-name="T755">級（以上）宗態譜個體、</text:span><text:span text:style-name="T788">被黑洞 加壓、</text:span><text:span text:style-name="T755">沒有 失效</text:span><text:span text:style-name="T754">。</text:span></text:p>
            </text:list-item>
          </text:list>
        </text:list-item>
        <text:list-item>
          <text:p text:style-name="P135"><text:bookmark-start text:name="能量、儲量 (第10本)"/><text:span text:style-name="T664">能量、儲量 (第</text:span><text:span text:style-name="T674">10</text:span><text:span text:style-name="T664">本)</text:span><text:bookmark-end text:name="能量、儲量 (第10本)"/></text:p>
          <text:list>
            <text:list-item>
              <text:p text:style-name="P136"><text:span text:style-name="T815">類星體</text:span><text:span text:style-name="T755">，紅移、亮度、超光速噴流、</text:span><text:span text:style-name="T756">柏拉圖、洞穴理論、活動星系核</text:span><text:span text:style-name="T755">。</text:span></text:p>
            </text:list-item>
            <text:list-item>
              <text:p text:style-name="P137"><text:span text:style-name="T819">麥</text:span><text:span text:style-name="T663">斯威爾</text:span><text:span text:style-name="T815">妖</text:span><text:span text:style-name="T755">，第二型永動機、三稜鏡、光、紫光、紅光、</text:span><text:span text:style-name="T760">雙狹縫實驗、洞、隔板、</text:span><text:span text:style-name="T755">高通濾波器</text:span><text:span text:style-name="T760">、低通濾波器、帶通濾波器</text:span><text:span text:style-name="T755">。</text:span></text:p>
            </text:list-item>
            <text:list-item>
              <text:p text:style-name="P138"><text:span text:style-name="T820">力譜</text:span><text:span text:style-name="T760">，</text:span><text:span text:style-name="T749">可觸</text:span><text:span text:style-name="T760">力譜、不可觸力譜、光譜、可見光譜、不可見光譜、</text:span><text:span text:style-name="T763">宗量、</text:span><text:span text:style-name="T760">可</text:span><text:span text:style-name="T580">&lt;?</text:span><text:span text:style-name="T581">a</text:span><text:span text:style-name="T763">&gt;</text:span><text:span text:style-name="T760">譜、不可</text:span><text:span text:style-name="T580">&lt;?</text:span><text:span text:style-name="T581">a</text:span><text:span text:style-name="T763">&gt;</text:span><text:span text:style-name="T760">譜、</text:span><text:span text:style-name="T580">X光</text:span><text:span text:style-name="T760">線。</text:span></text:p>
            </text:list-item>
            <text:list-item>
              <text:p text:style-name="P139"><text:span text:style-name="T821">相態</text:span><text:span text:style-name="T766">，</text:span><text:span text:style-name="T760">相同層級</text:span><text:span text:style-name="T766">相態、三相態、水、空間、相態</text:span><text:span text:style-name="T760">層級、</text:span><text:span text:style-name="T595">第</text:span><text:span text:style-name="T596">0層級相態</text:span><text:span text:style-name="T766">。</text:span></text:p>
            </text:list-item>
            <text:list-item>
              <text:p text:style-name="P140"><text:span text:style-name="T668">重力波</text:span><text:span text:style-name="T766">，泡泡、凹陷、層級型態。</text:span></text:p>
            </text:list-item>
          </text:list>
        </text:list-item>
        <text:list-item>
          <text:p text:style-name="P141"><text:bookmark-start text:name="能量、儲量 (第11本)"/><text:span text:style-name="T664">能量、儲量 (第</text:span><text:span text:style-name="T674">11</text:span><text:span text:style-name="T664">本)</text:span><text:bookmark-end text:name="能量、儲量 (第11本)"/></text:p>
          <text:list>
            <text:list-item>
              <text:p text:style-name="P142"><text:span text:style-name="T669">量子</text:span><text:span text:style-name="T766">，固態型行星、液態型行星、氣態型行星、電漿型行星、地表</text:span><text:span text:style-name="T779">、地殼、地幔、普朗克、</text:span><text:span text:style-name="T780">銀原子束、愛因斯坦、光電效應、量子穿隧現象、超導體、</text:span><text:span text:style-name="T776">庫博對、粒子、波、冰塊、霧、小碎冰、固態水、液態水、氣態水、電漿態水、</text:span><text:span text:style-name="T597">（</text:span><text:span text:style-name="T598">a</text:span><text:span text:style-name="T597">%固態水 + </text:span><text:span text:style-name="T598">b%</text:span><text:span text:style-name="T597">液態水 + </text:span><text:span text:style-name="T598">c%</text:span><text:span text:style-name="T597">氣態水）、</text:span><text:span text:style-name="T587">（x%）</text:span><text:span text:style-name="T586">粒子 </text:span><text:span text:style-name="T587">+（100%-x%）</text:span><text:span text:style-name="T586">波、三態變化</text:span><text:span text:style-name="T596">、</text:span><text:span text:style-name="T593">第</text:span><text:span text:style-name="T594">a</text:span><text:span text:style-name="T777">層級相態的水</text:span><text:span text:style-name="T586">、</text:span><text:span text:style-name="T595">第</text:span><text:span text:style-name="T596">0層級相態</text:span><text:span text:style-name="T777">的水、</text:span><text:span text:style-name="T588">波粒二象性、</text:span><text:span text:style-name="T778">體積、形狀、顏色、自旋頻率、自旋震幅、自旋相位差、電子、夸克、波爾、量子疊加態、</text:span><text:span text:style-name="T781">薛丁格的貓</text:span><text:span text:style-name="T766">、</text:span><text:span text:style-name="T778">測不準原理、海森堡、力場、磁場、反推出、扭力、扭轉角度、自轉、</text:span><text:span text:style-name="T782">關鍵字 精簡版列表</text:span><text:span text:style-name="T766">。</text:span></text:p>
            </text:list-item>
          </text:list>
        </text:list-item>
        <text:list-item>
          <text:p text:style-name="P143"><text:bookmark-start text:name="能量、儲量 (第12本)"/><text:span text:style-name="T664">能量、儲量 (第</text:span><text:span text:style-name="T674">1</text:span><text:span text:style-name="T675">2</text:span><text:span text:style-name="T664">本)</text:span><text:bookmark-end text:name="能量、儲量 (第12本)"/></text:p>
          <text:list>
            <text:list-item>
              <text:p text:style-name="P144"><text:span text:style-name="T823">宗態</text:span><text:span text:style-name="T766">，命名方式、命名規則、命名規律、</text:span><text:span text:style-name="T778">宗態層級、第</text:span><text:span text:style-name="T609">零</text:span><text:span text:style-name="T778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9">無限分割、無限細分、上帝不擲骰子、</text:span><text:span text:style-name="T593">第</text:span><text:span text:style-name="T600">a層級宗量、空氣、水、土壤、絕對零度、自轉速度、</text:span><text:span text:style-name="T863">宗速運動</text:span><text:span text:style-name="T592">頻率</text:span><text:span text:style-name="T789">、靜者恆靜、動者恆動、都普勒效應</text:span><text:span text:style-name="T786">、拋物</text:span><text:span text:style-name="T591">線運動</text:span><text:span text:style-name="T786">、垂直加速度</text:span><text:span text:style-name="T789">、</text:span><text:span text:style-name="T589">小繩子、繩速、減速度運動、</text:span><text:span text:style-name="T590">&lt;?</text:span><text:span text:style-name="T591">a&gt;個</text:span><text:span text:style-name="T786">體型態譜、</text:span><text:span text:style-name="T591">第a層</text:span><text:span text:style-name="T786">級個體型態譜、波長</text:span><text:span text:style-name="T766">。</text:span></text:p>
            </text:list-item>
          </text:list>
        </text:list-item>
        <text:list-item>
          <text:p text:style-name="P143"><text:bookmark-start text:name="能量、儲量 (第13本)"/><text:span text:style-name="T664">能量、儲量 (第</text:span><text:span text:style-name="T674">1</text:span><text:span text:style-name="T675">3</text:span><text:span text:style-name="T664">本)</text:span><text:bookmark-end text:name="能量、儲量 (第13本)"/></text:p>
          <text:list>
            <text:list-item>
              <text:p text:style-name="P144"><text:span text:style-name="T823">宗態譜</text:span><text:span text:style-name="T778">，速度、</text:span><text:span text:style-name="T602">速率 小於 零、絕對零度</text:span><text:span text:style-name="T570">、</text:span><text:span text:style-name="T602">第</text:span><text:span text:style-name="T603">a層級宗</text:span><text:span text:style-name="T604">態個體</text:span><text:span text:style-name="T602">、傅立葉轉換、</text:span><text:span text:style-name="T784">淺</text:span><text:span text:style-name="T785">橙</text:span><text:span text:style-name="T784">光型態譜水、減速度運</text:span><text:span text:style-name="T599">動、RGB、ESL、</text:span><text:span text:style-name="T784">色調值、濃度值、亮度值、</text:span><text:span text:style-name="T861">紅移、紫移、宗量層級、乙太、</text:span><text:span text:style-name="T588">第</text:span><text:span text:style-name="T608">a層級相態個體、</text:span><text:span text:style-name="T863">宗速運動</text:span><text:span text:style-name="T861">頻率</text:span><text:span text:style-name="T766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4"><text:span text:style-name="T676">F=</text:span><text:span text:style-name="T677">ma</text:span><text:span text:style-name="T787">，</text:span><text:span text:style-name="T610">既視感、超直覺、預知未來、時間速度、時間位移量、時間變化量、</text:span><text:span text:style-name="T611">能量時間、</text:span><text:span text:style-name="T588">質量</text:span><text:span text:style-name="T614">位移</text:span><text:span text:style-name="T610">、</text:span><text:span text:style-name="T611">空間域、空間場、</text:span><text:span text:style-name="T613">3</text:span><text:span text:style-name="T611">維時間、</text:span><text:span text:style-name="T613">3</text:span><text:span text:style-name="T611">維同心圓、</text:span><text:span text:style-name="T610">普朗克常數、</text:span><text:span text:style-name="T862">光速</text:span><text:span text:style-name="T610"> = 頻率 * 波長、</text:span><text:span text:style-name="T864">公轉頻率、</text:span><text:span text:style-name="T619">振幅 越大，(</text:span><text:span text:style-name="T610">波長 * </text:span><text:span text:style-name="T863">宗速運動</text:span><text:span text:style-name="T610">頻率) 越小</text:span><text:span text:style-name="T766">。</text:span></text:p>
            </text:list-item>
          </text:list>
        </text:list-item>
        <text:list-item>
          <text:p text:style-name="P145"><text:bookmark-start text:name="能量、儲量 (第14本)"/><text:span text:style-name="T664">能量、儲量 (第</text:span><text:span text:style-name="T674">1</text:span><text:span text:style-name="T680">4</text:span><text:span text:style-name="T664">本)</text:span><text:bookmark-end text:name="能量、儲量 (第14本)"/></text:p>
          <text:list>
            <text:list-item>
              <text:p text:style-name="P146"><text:span text:style-name="T868">宗速</text:span><text:span text:style-name="T615">，宗速運動頻率、</text:span><text:span text:style-name="T866">宗速運動</text:span><text:span text:style-name="T865">路徑長</text:span><text:span text:style-name="T864">、宗態譜、</text:span><text:span text:style-name="T617">螺旋線運動、</text:span><text:span text:style-name="T793">電磁核群</text:span><text:span text:style-name="T617">、太陽系、</text:span><text:span text:style-name="T864">公轉頻率、光、電磁波 是 一群粒子、光、電磁波 不是 波、粒子、飛行</text:span><text:span text:style-name="T620">舞動、</text:span><text:span text:style-name="T864">候鳥</text:span><text:span text:style-name="T620">、V字形</text:span><text:span text:style-name="T864">、鳥群 聚在一起、魚群、腳踏車競賽、破風者、追風者、</text:span><text:span text:style-name="T752">道路型光痕、擾動型光痕、</text:span><text:span text:style-name="T616">星系</text:span><text:span text:style-name="T752">型光痕</text:span><text:span text:style-name="T592">、</text:span><text:span text:style-name="T863">宗速運動</text:span><text:span text:style-name="T617">頻率</text:span><text:span text:style-name="T786">、拋物</text:span><text:span text:style-name="T591">線運動</text:span><text:span text:style-name="T786">、垂直加速度、</text:span><text:span text:style-name="T618">吸引力 越高</text:span><text:span text:style-name="T790">、橢圓運動、螺旋線運動、太陽、</text:span><text:span text:style-name="T612">電磁</text:span><text:span text:style-name="T573">域、石頭、文明、生命、</text:span><text:span text:style-name="T792">星系</text:span><text:span text:style-name="T616">公轉</text:span><text:span text:style-name="T791">週期、電中性、中子、電子</text:span><text:span text:style-name="T766">。</text:span></text:p>
            </text:list-item>
          </text:list>
        </text:list-item>
        <text:list-item>
          <text:p text:style-name="P252">符<text:span text:style-name="T121">號層級 (第1本)</text:span></text:p>
          <text:list>
            <text:list-item>
              <text:p text:style-name="P222"><text:span text:style-name="T64">符號層級</text:span><text:span text:style-name="T121">，</text:span>。</text:p>
            </text:list-item>
            <text:list-item>
              <text:p text:style-name="P222"><text:span text:style-name="T120">符號層級 之間的 關聯性</text:span>，。</text:p>
            </text:list-item>
          </text:list>
        </text:list-item>
        <text:list-item>
          <text:p text:style-name="P253">無機體、有機體、游<text:span text:style-name="T121">離體 (第1本)</text:span></text:p>
          <text:list>
            <text:list-item>
              <text:p text:style-name="P253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21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1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4">意識</text:span><text:span text:style-name="T797">，肉質層型意識、意識層型意識、音樂盒、發條、意識源層級、</text:span><text:span text:style-name="T624">AI、</text:span><text:span text:style-name="T797">程式、遙視、第</text:span><text:span text:style-name="T626">0</text:span><text:span text:style-name="T625">層級意識、意識層級、俄羅斯娃娃、衣服、海水、深度、高度、思覺、</text:span><text:span text:style-name="T794">冥想、心靈平靜</text:span><text:span text:style-name="T798">、心流、無我、虛無、認知、思考、想法、</text:span><text:span text:style-name="T629">輝光、青蛙實驗、火車、思覺謬誤、帕金森氏症、聽覺、</text:span><text:span text:style-name="T401">自回饋系統</text:span><text:span text:style-name="T797">、</text:span><text:span text:style-name="T799">意識存在、意識變化。</text:span></text:p>
            </text:list-item>
            <text:list-item>
              <text:p text:style-name="P110"><text:span text:style-name="T646">意識感測</text:span><text:span text:style-name="T625">，皮膚、觸覺、聯覺。</text:span></text:p>
            </text:list-item>
            <text:list-item>
              <text:p text:style-name="P111"><text:span text:style-name="T867">意識 與 肉質層、意識層</text:span><text:span text:style-name="T856">，思想、周遭環境、第</text:span><text:span text:style-name="T628">x</text:span><text:span text:style-name="T857">層級</text:span><text:span text:style-name="T627">型態</text:span><text:span text:style-name="T856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21"> (第1本)</text:span></text:p>
          <text:list>
            <text:list-item>
              <text:p text:style-name="P147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8"><text:span text:style-name="T812">冷漠</text:span><text:span text:style-name="T752">，。</text:span></text:p>
            </text:list-item>
            <text:list-item>
              <text:p text:style-name="P148"><text:span text:style-name="T812">感受</text:span><text:span text:style-name="T752">，心流。</text:span></text:p>
            </text:list-item>
            <text:list-item>
              <text:p text:style-name="P149"><text:span text:style-name="T812">偽善</text:span><text:span text:style-name="T752">，</text:span><text:span text:style-name="T765">直接、親自、和尚、直接、間接、系統、</text:span><text:span text:style-name="T752">大家長、</text:span><text:span text:style-name="T765">防止跌倒的衣服</text:span><text:span text:style-name="T752">。</text:span></text:p>
            </text:list-item>
            <text:list-item>
              <text:p text:style-name="P197"><text:span text:style-name="T664">P</text:span><text:span text:style-name="T661">UA</text:span><text:span text:style-name="T749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21"> (第1本)</text:span></text:p>
          <text:list>
            <text:list-item>
              <text:p text:style-name="P150"><text:span text:style-name="T67">地水風火</text:span><text:span text:style-name="T123">，。</text:span></text:p>
            </text:list-item>
            <text:list-item>
              <text:p text:style-name="P150"><text:span text:style-name="T67">翠玉錄石板</text:span><text:span text:style-name="T152">，</text:span><text:span text:style-name="T121">。</text:span></text:p>
            </text:list-item>
            <text:list-item>
              <text:p text:style-name="P151"><text:span text:style-name="T67">煉金術</text:span><text:span text:style-name="T152">，水銀、汞</text:span><text:span text:style-name="T121">。</text:span></text:p>
            </text:list-item>
            <text:list-item>
              <text:p text:style-name="P152"><text:span text:style-name="T91">賢者之石</text:span><text:span text:style-name="T163">，金屬銅。</text:span></text:p>
            </text:list-item>
            <text:list-item>
              <text:p text:style-name="P153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3"><text:bookmark-start text:name="德"/>德<text:bookmark-end text:name="德"/><text:span text:style-name="T621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21"> (第1本)</text:span></text:p>
          <text:list>
            <text:list-item>
              <text:p text:style-name="P355"><text:span text:style-name="T38">黃金比例</text:span><text:span text:style-name="T903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3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2">開根號</text:span><text:span text:style-name="T907">，</text:span><text:span text:style-name="T306">畢氏定理</text:span><text:span text:style-name="T907">。</text:span></text:p>
            </text:list-item>
            <text:list-item>
              <text:p text:style-name="P358"><text:span text:style-name="T39">符號</text:span><text:span text:style-name="T40">層級</text:span>，層級符號、//、<text:span text:style-name="T379">？？？</text:span>、<text:span text:style-name="T904">+、*</text:span>。</text:p>
            </text:list-item>
            <text:list-item>
              <text:p text:style-name="P359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0"><text:span text:style-name="T430">重心</text:span><text:span text:style-name="T118">坐標系</text:span><text:span text:style-name="T303">，。</text:span></text:p>
            </text:list-item>
            <text:list-item>
              <text:p text:style-name="P361"><text:span text:style-name="T41">空白運算子</text:span><text:span text:style-name="T906">，。</text:span></text:p>
            </text:list-item>
            <text:list-item>
              <text:p text:style-name="P362"><text:span text:style-name="T43">微積分</text:span><text:span text:style-name="T911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31">關係波形</text:span>，。</text:p>
            </text:list-item>
          </text:list>
        </text:list-item>
        <text:list-item>
          <text:p text:style-name="P367">歷史<text:span text:style-name="T121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4">人類文明</text:span>，。</text:p>
            </text:list-item>
            <text:list-item>
              <text:p text:style-name="P366"><text:span text:style-name="T45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21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3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09">資本</text:span><text:span text:style-name="T908">，</text:span><text:span text:style-name="T189">世襲、</text:span><text:span text:style-name="T801">貧窮陷阱</text:span><text:span text:style-name="T908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1">第二章，</text:span><text:span text:style-name="T836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3">佛家</text:span><text:span text:style-name="T841">，</text:span><text:span text:style-name="T842">現實沉浸感、</text:span><text:span text:style-name="T399">連莊</text:span><text:span text:style-name="T564">、百家樂、</text:span><text:span text:style-name="T841">業力</text:span><text:span text:style-name="T565">層級、第一層級</text:span><text:span text:style-name="T841">業力、</text:span><text:span text:style-name="T406">大棕熊</text:span><text:span text:style-name="T841">、被害妄想症</text:span><text:span text:style-name="T566">、PUA</text:span><text:span text:style-name="T841">、</text:span><text:span text:style-name="T566">煤氣燈效應、楚門的世界、</text:span><text:span text:style-name="T569">一九八四</text:span><text:span text:style-name="T568">、</text:span><text:span text:style-name="T843">喬治</text:span><text:span text:style-name="T567">·</text:span><text:span text:style-name="T843">歐威爾</text:span><text:span text:style-name="T841">、影片、</text:span><text:span text:style-name="T406">推薦演算法</text:span><text:span text:style-name="T843">、</text:span><text:span text:style-name="T844">菁英人類、泰德卡辛斯基、</text:span><text:span text:style-name="T841">同溫層、劍橋數據、</text:span><text:span text:style-name="T845">四乙基鉛</text:span><text:span text:style-name="T844">、</text:span><text:span text:style-name="T841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3">般若波羅蜜多心經</text:span><text:span text:style-name="T834">，蟻咬症、無痛症、</text:span><text:span text:style-name="T563">拉普拉斯的惡魔、盲臉症</text:span><text:span text:style-name="T834">。</text:span></text:p>
                </text:list-item>
                <text:list-item>
                  <text:p text:style-name="P258"><text:span text:style-name="T851">華嚴經</text:span><text:span text:style-name="T835">，。</text:span></text:p>
                </text:list-item>
                <text:list-item>
                  <text:p text:style-name="P258"><text:span text:style-name="T851">法華經</text:span><text:span text:style-name="T835">，。</text:span></text:p>
                </text:list-item>
                <text:list-item>
                  <text:p text:style-name="P258"><text:span text:style-name="T851">淨土經</text:span><text:span text:style-name="T835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9">卦象</text:span><text:span text:style-name="T833">，。</text:span></text:p>
                </text:list-item>
                <text:list-item>
                  <text:p text:style-name="P259"><text:span text:style-name="T849">納甲占法</text:span><text:span text:style-name="T833">，。</text:span></text:p>
                </text:list-item>
                <text:list-item>
                  <text:p text:style-name="P259"><text:span text:style-name="T849">易經</text:span><text:span text:style-name="T833">，。</text:span></text:p>
                </text:list-item>
                <text:list-item>
                  <text:p text:style-name="P261"><text:span text:style-name="T585">梅花易數</text:span><text:span text:style-name="T837">，真實世界觀、投影世界觀、假想世界觀、假想真實世界觀、假想投影世界觀、前因、後果、時空背景、外在環境、</text:span><text:span text:style-name="T838">假想型歷史軌跡、假想型後續發展、工業革命、蒸汽機、紡織工人、</text:span><text:span text:style-name="T839">轉生之後我想要在田園過慢生活、阿爾、</text:span><text:span text:style-name="T840">紅色月亮</text:span><text:span text:style-name="T837">。</text:span></text:p>
                </text:list-item>
                <text:list-item>
                  <text:p text:style-name="P259"><text:span text:style-name="T849">易經的問題</text:span><text:span text:style-name="T833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5"><text:span text:style-name="T27">張國松</text:span><text:span text:style-name="T350">，塞爾維亞的先知。</text:span></text:p>
                </text:list-item>
                <text:list-item>
                  <text:p text:style-name="P166"><text:span text:style-name="T27">乩童與公廟的秘密</text:span><text:span text:style-name="T350">，陰間倒流、磁流、渡畜生者、風雲道者、</text:span><text:span text:style-name="T582">聖獸、</text:span><text:span text:style-name="T583">龍、</text:span><text:span text:style-name="T764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7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8"><text:span text:style-name="T27">神、預言</text:span><text:span text:style-name="T451">（資料夾）</text:span></text:p>
          <text:list>
            <text:list-item>
              <text:p text:style-name="P242"><text:span text:style-name="T121">神、預言 (</text:span><text:span text:style-name="T173">2062</text:span><text:span text:style-name="T62">)</text:span></text:p>
              <text:list>
                <text:list-item>
                  <text:p text:style-name="P198"><text:span text:style-name="T63">2062</text:span><text:span text:style-name="T121">，。</text:span></text:p>
                </text:list-item>
                <text:list-item>
                  <text:p text:style-name="P198"><text:span text:style-name="T456">2062 的預言、</text:span><text:span text:style-name="T881">認定的歷史（一）</text:span><text:span text:style-name="T875">，。</text:span></text:p>
                </text:list-item>
                <text:list-item>
                  <text:p text:style-name="P198"><text:span text:style-name="T456">2062 的預言、</text:span><text:span text:style-name="T881">認定的歷史（二）</text:span><text:span text:style-name="T875">，。</text:span></text:p>
                </text:list-item>
              </text:list>
            </text:list-item>
            <text:list-item>
              <text:p text:style-name="P242"><text:span text:style-name="T121">神、預言 (</text:span><text:span text:style-name="T173">KFK</text:span><text:span text:style-name="T62">)</text:span></text:p>
              <text:list>
                <text:list-item>
                  <text:p text:style-name="P198"><text:span text:style-name="T64">KFK</text:span><text:span text:style-name="T121">，。</text:span></text:p>
                </text:list-item>
                <text:list-item>
                  <text:p text:style-name="P198"><text:span text:style-name="T456">KFK 的預言、</text:span><text:span text:style-name="T881">認定的歷史</text:span><text:span text:style-name="T875">，。</text:span></text:p>
                </text:list-item>
                <text:list-item>
                  <text:p text:style-name="P198"><text:span text:style-name="T881">查驗</text:span><text:span text:style-name="T875">，。</text:span></text:p>
                </text:list-item>
              </text:list>
            </text:list-item>
            <text:list-item>
              <text:p text:style-name="P242"><text:span text:style-name="T121">神、預言 (日月神示</text:span><text:span text:style-name="T62">)</text:span></text:p>
              <text:list>
                <text:list-item>
                  <text:p text:style-name="P339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8">上之卷</text:span><text:span text:style-name="T242">。</text:span></text:p>
                      <text:list>
                        <text:list-item>
                          <text:p text:style-name="P339"><text:span text:style-name="T254">第</text:span><text:span text:style-name="T255">1帖~第3帖</text:span><text:span text:style-name="T242">，</text:span><text:span text:style-name="T551">肉質層</text:span><text:span text:style-name="T744">世界</text:span><text:span text:style-name="T745">、物</text:span><text:span text:style-name="T744">質世界</text:span><text:span text:style-name="T745">、</text:span><text:span text:style-name="T551">意識層</text:span><text:span text:style-name="T744">世界</text:span><text:span text:style-name="T745">、</text:span><text:span text:style-name="T552">反</text:span><text:span text:style-name="T745">物</text:span><text:span text:style-name="T744">質世界</text:span><text:span text:style-name="T745">、</text:span><text:span text:style-name="T553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39"><text:span text:style-name="T198">下之卷</text:span><text:span text:style-name="T242">。</text:span></text:p>
                      <text:list>
                        <text:list-item>
                          <text:p text:style-name="P339"><text:span text:style-name="T198">第4章</text:span><text:span text:style-name="T242">，</text:span><text:span text:style-name="T896">假定、本書、本書的世界觀</text:span><text:span text:style-name="T242">。</text:span></text:p>
                        </text:list-item>
                        <text:list-item>
                          <text:p text:style-name="P339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39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39"><text:span text:style-name="T198">第14帖</text:span><text:span text:style-name="T242">，一的法則、密度。</text:span></text:p>
                        </text:list-item>
                        <text:list-item>
                          <text:p text:style-name="P339"><text:span text:style-name="T198">第17帖</text:span><text:span text:style-name="T242">，新生、第一層級文明、第二層級湧現、</text:span><text:span text:style-name="T896">假定、本書、本書的內容</text:span><text:span text:style-name="T242">。</text:span></text:p>
                        </text:list-item>
                        <text:list-item>
                          <text:p text:style-name="P339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39"><text:span text:style-name="T198">第23帖</text:span><text:span text:style-name="T242">，立秋、</text:span><text:span text:style-name="T474">麥子、</text:span><text:span text:style-name="T493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以西結書</text:span><text:span text:style-name="T219">)</text:span></text:p>
              <text:list>
                <text:list-item>
                  <text:p text:style-name="P339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39"><text:span text:style-name="T376">以西結書</text:span><text:span text:style-name="T368">。</text:span></text:p>
                  <text:list>
                    <text:list-item>
                      <text:p text:style-name="P339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39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39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39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39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2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2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2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2"><text:span text:style-name="T101">第</text:span><text:span text:style-name="T102">33章</text:span><text:span text:style-name="T183">，</text:span><text:span text:style-name="T905">替我警戒他們</text:span><text:span text:style-name="T874">、</text:span><text:span text:style-name="T878">稜鏡計畫、竊聽風暴、電影</text:span><text:span text:style-name="T458">、</text:span><text:span text:style-name="T874">監視、監控、偷窺、竊聽、入侵、</text:span><text:span text:style-name="T879">帶血的物、</text:span><text:span text:style-name="T880">葷食、（人類 認定的）素食、賽車跑道、高速公路、交流道、</text:span><text:span text:style-name="T879">不帶血的物、</text:span><text:span text:style-name="T880">素食、無機體個體</text:span><text:span text:style-name="T878">。</text:span></text:p>
                    </text:list-item>
                    <text:list-item>
                      <text:p text:style-name="P192"><text:span text:style-name="T101">第</text:span><text:span text:style-name="T102">3</text:span><text:span text:style-name="T64">4</text:span><text:span text:style-name="T102">章</text:span><text:span text:style-name="T183">，</text:span><text:span text:style-name="T876">錢、金融系統、囤積、交易、壟斷、均衡保障、大卡、德</text:span><text:span text:style-name="T877">、無己、愛</text:span><text:span text:style-name="T876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200">以諾書</text:span><text:span text:style-name="T195">)</text:span></text:p>
              <text:list>
                <text:list-item>
                  <text:p text:style-name="P339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39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39"><text:span text:style-name="T195">神、預言 (以賽亞書</text:span><text:span text:style-name="T219">)</text:span></text:p>
              <text:list>
                <text:list-item>
                  <text:p text:style-name="P339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39"><text:span text:style-name="T195">以賽亞書</text:span><text:span text:style-name="T240">。</text:span></text:p>
                  <text:list>
                    <text:list-item>
                      <text:p text:style-name="P339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39"><text:span text:style-name="T529">第1</text:span><text:span text:style-name="T539">7</text:span><text:span text:style-name="T529">章</text:span><text:span text:style-name="T545">，</text:span><text:span text:style-name="T742">文明聯盟、</text:span><text:span text:style-name="T735">投影世界觀、</text:span><text:span text:style-name="T743">皮亞杰、認知發展</text:span><text:span text:style-name="T742">。</text:span></text:p>
                    </text:list-item>
                    <text:list-item>
                      <text:p text:style-name="P339"><text:span text:style-name="T529">第41章</text:span><text:span text:style-name="T545">，</text:span><text:span text:style-name="T734">以耶和華為喜樂，以</text:span><text:span text:style-name="T544">以色列</text:span><text:span text:style-name="T735">的</text:span><text:span text:style-name="T734">聖者為誇耀、</text:span><text:span text:style-name="T736">啟示錄第十二章的婦</text:span><text:span text:style-name="T737">人、</text:span><text:span text:style-name="T403">錫安</text:span><text:span text:style-name="T734">、</text:span><text:span text:style-name="T738">物質文明、精神文明、新生文明。</text:span></text:p>
                    </text:list-item>
                    <text:list-item>
                      <text:p text:style-name="P339"><text:span text:style-name="T529">第4</text:span><text:span text:style-name="T537">2</text:span><text:span text:style-name="T529">章</text:span><text:span text:style-name="T545">，</text:span><text:span text:style-name="T736">啟示錄第十二章的婦</text:span><text:span text:style-name="T737">人、</text:span><text:span text:style-name="T734">啟示錄、</text:span><text:span text:style-name="T740">紅馬、</text:span><text:span text:style-name="T739">西拉、香格里拉</text:span><text:span text:style-name="T737">。</text:span></text:p>
                    </text:list-item>
                    <text:list-item>
                      <text:p text:style-name="P339"><text:span text:style-name="T529">第4</text:span><text:span text:style-name="T536">3</text:span><text:span text:style-name="T529">章</text:span><text:span text:style-name="T545">，百詩集、閃電、東方、</text:span><text:span text:style-name="T735">雙重應驗</text:span><text:span text:style-name="T545">、三</text:span><text:span text:style-name="T735">重應驗、多重應驗</text:span><text:span text:style-name="T741">、</text:span><text:span text:style-name="T739">罪孽、佛家、業力、</text:span><text:span text:style-name="T547">以諾書、</text:span><text:span text:style-name="T546">Watchers、</text:span><text:span text:style-name="T548">教宗預言</text:span><text:span text:style-name="T545">、</text:span><text:span text:style-name="T741">蜥蜴人、</text:span><text:span text:style-name="T549">UFO</text:span><text:span text:style-name="T73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出埃及記</text:span><text:span text:style-name="T219">)</text:span></text:p>
              <text:list>
                <text:list-item>
                  <text:p text:style-name="P339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201">出埃及記</text:span><text:span text:style-name="T231">。</text:span></text:p>
                  <text:list>
                    <text:list-item>
                      <text:p text:style-name="P275"><text:span text:style-name="T204">第</text:span><text:span text:style-name="T205">3</text:span><text:span text:style-name="T195">4</text:span><text:span text:style-name="T205">章</text:span><text:span text:style-name="T232">，</text:span><text:span text:style-name="T704">以西結書、</text:span><text:span text:style-name="T703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但以理書</text:span><text:span text:style-name="T219">)</text:span></text:p>
              <text:list>
                <text:list-item>
                  <text:p text:style-name="P275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5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5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69"><text:span text:style-name="T407">第</text:span><text:span text:style-name="T402">12</text:span><text:span text:style-name="T407">章</text:span><text:span text:style-name="T767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39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4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39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耶利米書</text:span><text:span text:style-name="T231">。</text:span></text:p>
                  <text:list>
                    <text:list-item>
                      <text:p text:style-name="P274"><text:span text:style-name="T535">第</text:span><text:span text:style-name="T529">2</text:span><text:span text:style-name="T536">章</text:span><text:span text:style-name="T507">，</text:span><text:span text:style-name="T704">以西結書</text:span><text:span text:style-name="T703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9">神、預言 (</text:span><text:span text:style-name="T541">路加福音</text:span><text:span text:style-name="T529">)</text:span></text:p>
              <text:list>
                <text:list-item>
                  <text:p text:style-name="P339"><text:span text:style-name="T731">假定，路加福音 是 暗喻、隱喻、提示</text:span><text:span text:style-name="T732">（基督教 認定的）</text:span><text:span text:style-name="T731">末日審判的 預言</text:span><text:span text:style-name="T747">，。</text:span></text:p>
                </text:list-item>
                <text:list-item>
                  <text:p text:style-name="P341"><text:span text:style-name="T529">路加福音</text:span><text:span text:style-name="T545">。</text:span></text:p>
                </text:list-item>
              </text:list>
            </text:list-item>
            <text:list-item>
              <text:p text:style-name="P348"><text:span text:style-name="T735">神、預言</text:span><text:span text:style-name="T550"> (</text:span><text:span text:style-name="T554">摩西升天記</text:span><text:span text:style-name="T550">)</text:span></text:p>
              <text:list>
                <text:list-item>
                  <text:p text:style-name="P341"><text:span text:style-name="T373">假定，</text:span><text:span text:style-name="T733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0"><text:span text:style-name="T667">摩西升天記</text:span><text:span text:style-name="T584">。</text:span></text:p>
                </text:list-item>
              </text:list>
            </text:list-item>
            <text:list-item>
              <text:p text:style-name="P349"><text:span text:style-name="T735">神、預言</text:span><text:span text:style-name="T550"> (撒耳母記</text:span><text:span text:style-name="T748">下</text:span><text:span text:style-name="T550">)</text:span></text:p>
              <text:list>
                <text:list-item>
                  <text:p text:style-name="P339"><text:span text:style-name="T373">假定，</text:span><text:span text:style-name="T538">撒耳母記</text:span><text:span text:style-name="T733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6">撒耳母記</text:span><text:span text:style-name="T822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9:44:16.751000000</dc:date>
    <meta:editing-duration>P202DT12H31M51S</meta:editing-duration>
    <meta:editing-cycles>9805</meta:editing-cycles>
    <meta:document-statistic meta:table-count="0" meta:image-count="0" meta:object-count="0" meta:page-count="1" meta:paragraph-count="548" meta:word-count="15031" meta:character-count="16446" meta:non-whitespace-character-count="16156"/>
  </office:meta>
</office:document-meta>
</file>